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style:line-height-at-least="0.339cm" fo:text-align="start" style:justify-single-word="false" fo:orphans="2" fo:text-indent="0cm" style:auto-text-indent="false"/>
      <style:text-properties fo:font-variant="normal" fo:text-transform="none" fo:color="#000000" style:text-line-through-style="none" style:text-line-through-type="none" style:font-name="monospace" fo:font-size="8.39999961853027pt" fo:letter-spacing="normal" fo:font-style="normal" style:text-underline-style="none" fo:font-weight="normal"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Ì©sidence frÌ¬re', 'Monoprix Sablons', 'Paris West Mc Do', 'Jardinerie', 'Bel Air', 'Restaurant aÌ©roport MÌ_nchen', 'HÌ«pital nterre', 'Stationnement Repas dansant', 'Station / arrÌ»t\tGARE DE SAINT CLOUD', 'Stationnement voiture-6', 'Bureau de presse ou de tabac', 'Gymse collÌ¬ge des Hautes Rayes', 'MusÌ©e Porcelaine', 'Tram MarchÌ© St Denis', 'Ophtalmo', 'Repas dansant', 'Chalet de vacances', ' Centre FrÌ©dÌ©ric Ozam', 'MÌ©tro Charles de Gaulle - Ìätoile', 'Pont-Cardinet', 'Bus Petites Ecuries', 'Concert au Louvre', 'BarbÌ¬s - Rochechouart', 'MÌ©tro porte de Clichy', 'Boucherie', 'CafÌ© En Vrac', 'MÌ©tro Marx Dormoy', 'Stationnement-4', 'Travail - 36', 'ARAF', 'Equipement sportif_espace vert', 'Boutique X', 'ArrÌ»t de bus 21 OpÌ©ra', 'Parking', 'Fils Leudeville', 'SoirÌ©e Tarot', 'Printemps tion', 'Autre : appel tÌ©lÌ©phonique', 'Bus Avenue de la Redoute 2', 'Travail 2', 'Hall aÌ©roport', 'Visite ImmobiliÌ¬re extÌ©rieure', 'RÌ©sidence Fils 2-2', 'Lieu de travail 3', 'Promede chien - 1', 'Jardin Versailles', 'Maison de campagne', 'Laboratoire alyse', 'Lieu de visite mÌ¬re', 'Avis Location', 'Bus Henri Prou', 'Travail : DÌ©pot', "Autolib' - 37 rue de Dantzig Paris", 'Stationnement vÌ©hicule', 'ArrÌ»t de bus RER Epiy sur Seine', 'Ìäcole privÌ©e Blanche de Louvencourt', 'Rendez-vous client-7', 'BibliothÌ¬que Municipale', 'Bus Mairie Colombes', 'Tribul de Grande Instance', 'Ami-4', 'BUS 289 PORTE DE SAINT CLOUD', 'Porte de Clichy', "MÌ©tro ligne 5 gare d'Austerlitz", 'Bus rue des PyrÌ©nÌ©es-2', 'Lieu de visite Parents', 'Buraliste / Tabac', 'Travail - 17', 'Stationnement Auchan - 3', 'Gare de Meudon', 'AMIE', 'PicothÌ¬que', 'Epouse de son ami', 'UGC CINE CITE', 'FONTEY SOUS BOIS PRINCIPAL', 'Point Bio', 'Shopping-3', 'SYSTEME U (HYPER, SUPER, EXPRESS)', 'Alma - Marceau', 'Travail - 18', 'CENTRAL GYM FITNESS CLUB', 'Station vÌ©lib-3', 'Malakoff - Plateau de Vanves', 'Achat fleurs', 'Brasserie', 'Famille-2', 'La DÌ©fense', 'Station / arrÌ»t\tARGENTINE LIGNE 1', 'ContrÌ«le travail-10', 'RER La Courneuve Aubervilliers', 'MÌ©tro les Agnettes', 'CARREFOUR', 'SupermarchÌ© COCCIMARKET', 'RER Rueil Malmaison', 'Gare ncy SNCF', 'Stationnement MAC VAL', 'MÌ©decin Ì©pouse', 'MÌ©tro Strabourg Saint Denis', 'Leroy Merlin', 'Association 2', 'Suresnes-Mont-ValÌ©rien', 'Le Diamant', 'RÌ©pÌ©tition', 'Tram Timbaud', 'But Gennevilliers', 'Station nå¡ 11101', 'Stationnement vÌ©lo', 'Centre commercial Les Trois Fontaines_Stationnement', 'GARE DE MANTES LA JOLIE', 'Station / arrÌ»t\tTRAIN GARE VANVES', 'Tram Colombes', 'Parking Botanic', 'Promede chien - 3', 'Attente continuation Rando Roller Pluie', 'Castorama CoignÌ¬res', 'Foyer la Madeleine', 'SELAS PHARMACIE DU CENTRE', 'COIFFEUR', 'Bus Saint HonorÌ©', 'DÌ©cathlon', 'Radiologie du coeur', 'Ferme du Spahi', 'VÌ©rification de ses mails-2', 'Travail - 27', 'RÌ©union rÌ©gime', 'Pause ForÌ»t-4', 'Grands-Parents', 'Braderie', 'Bus Gambetta', 'Parc CrÌ©teil', 'TÌ©lÌ©siÌ¬ge 16 - haut', 'CAF', 'Teinturier', 'CAFE MONTPARSSE', 'IUT Sceaux', 'Circuit Nevers Magny Cours-4', 'RÌ©cupÌ©ration passager-2', 'Magasins surgelÌ©s', 'TRAM T3 LES MOULINEAUX', 'Match Basket', 'Pressing-2', 'Simply', 'Travail 3 SociÌ©tÌ© GÌ©nÌ©rale CNIT', 'Bus Rdvs Professionnel', 'PrÌ©fecture de Police', 'MÌ©tro Etienne Marcel', 'Bus 304 DÌ©part', 'ThÌ©Ì¢tre HÌ©bertot', 'La Tradition Gourmande', 'Yuppies CafÌ©', 'Station / arrÌ»t\tBUS PLACE D ITALIE 83 27 47', 'Caviste', 'DÌ©couverte du parc', 'Square coulÌ©e verte', 'Boutique SNCF', 'Station vÌ©lib', "Leroy Merlin Bois d'Arcy", 'Habillement Herblay', 'Travail-2', 'LECLERC', 'Photo 2', 'Autobacs Herblay', 'RÌ©cupÌ©ration ami', 'SupermarchÌ© Lidl', 'Square', 'RÌ©sidence Soeur 1', 'GARE DE SANNOIS', 'BUS 115 - Terminus Porte des Lilas', 'Travail DÌ©pose/rÌ©cupÌ©ration passagers-8', 'Domicile conjoint', 'Stade Robert Lemoigne', 'Station / arrÌ»t\tBUS 70 80 88', 'Plaisance', 'Cave ÌÊ vin', 'Stationnement Hopital Trousseau', 'METRO Gare de Lyon', 'Boulangerie la Caravelle', 'MarchÌ© aux puces', "Velib station 13008 place d'Italie", "Aire d'Autoroute de Beuzeville", 'Aire de Giberville Sud', 'Station vÌ©lib-6', 'Centre commercial Carrefour Montesson_Stationnement', 'MEDIATHEQUE', 'Fromagerie', 'Parc-2', 'point de passage fonctionnel 5', 'Restaurant chinois', 'Salle entraÌ¨nement', 'Shopping-6', 'ArrÌ»t 27 Berthollet Vauquelin', 'ArrÌ»t Charles Michel bus 70', "Bus Tribul d'Instance", 'Gare du Nord', 'ContrÌ«le travail-15', 'Travail 2 RÌ©union', 'DÌ©charge municipale', 'STATION VÌ©lib 11029', 'Garage Reult', 'CANNELLE', 'Aerogare - Roissy Charles de Gaulle - entrÌ©e', 'Orange', 'DÌ©pose taxi', 'ECOLE PRIMAIRE', 'Domicile enfant (mÌ¬re)', 'Chez Madeleine', 'Station nå¡ 12101', 'Bazar', 'Concert de rue', "l'Eau Vive BIO", 'Le petit card', 'SociÌ©tÌ© GÌ©nÌ©rale', 'RÌ©sidence autre amie', 'Banque-2', 'talys', 'ArrÌ»t de bus MusÌ©e du Luxembourg', 'Bus Cours de Vincennes', 'Paris plage-2', 'Lac du golf tiol', 'Rendez-vous voiture', 'METRO Place de Clichy', 'PICARD SURGELES', 'Al Gusta Della Pasta', 'Travail DÌ©pose/rÌ©cupÌ©ration passagers-3', 'La maison du chocolat', 'BASKET', 'Hippopotamus', 'Bus rue des rosiers', 'CHANEL SiÌ¬ge Social Travail', 'VIRGINMEGA', 'BEAUX PARENTS', 'ContrÌ«le travail-9', 'Tram Chatillon Montrouge', 'RER Saint-Ouen', 'GARE DE MARLY LE ROI', 'Travail Paris', 'Bus rue Marceau', 'BUS 74 - Terminus HÌ«tel de Ville', 'CafÌ©-2', 'Visite immobiliÌ¬re extÌ©rieure - 2', "Stationnement Golf de l'Ile", 'Monoprix La Fourche', 'Autre promede : port', 'Tram porte de Versailles', 'Stationnemement travail 10', 'Maison de retraite', 'RÌ©cupÌ©ration participant-2', 'Centre commercial DOMUS', "RER C Gare d'Austerlitz", 'Magasin de vÌ»tements', 'Point de passage fonctionnel-8', 'HÌ«pital franco britannique', 'Rd-Pt des Champs ElysÌ©ess - FD Roosevelt', 'Station essence-2 Aire de Ressons', 'Flunch', 'Police Municipale', 'Stationnement ITEP', "Lieu d''accompagnement ECOLE", 'TRAVAIL A-2', 'RÌ©sidence Ami', 'Boutique X-2', 'Pizza', 'MÌ©tro IÌ©', 'TÌ©lÌ©siÌ¬ge 9 - haut', 'Visite ÌÊ personnes', 'Boutique vÌ»tements-2', 'DÌ©pose passager PrÌ©fecture', 'Garage/concessionire automobile-8', 'Bus Brancion', 'KinÌ© de sa femme', 'First Stop - metifiot sartrouville', 'ArrÌ»t 252 Les Parousets', 'Hotel', 'RESTAURANT VERO', 'Stationnement rendez-vous mÌ©dical', ' Centre des Finces Publiques', 'Centre commercial cÌ«tÌ© Seine', 'Laboratoire alyse-2', 'METRO LIGNE 6 TIOLE', 'Bus Boulevard CamÌ©lit', 'Ami-2', 'Nike sports', 'PRESSE TABAC', 'Auchan', 'BOULANGERIE CARDINET', 'Gare de Trappes', 'Rendez vous travail-8', 'Darty', 'Bus DÌ©part', 'Gare RER le Bourget', 'TENNIS', 'BNF', 'Aire des jonchets', 'Rendez-vous pro', 'MÌ©tro Robespierre', 'Club Alliances IBM', 'RER nterre PrÌ©fecture', 'MÌ©diathÌ¬que Marguerite Yourcer', 'Speedy France SAS', 'PARC', 'Centre commercial : Paul', 'ArrÌ»t bus 38 les Ecoles', <text:soft-page-break/>'MÌ©tro ligne 2 porte Dauphine', 'Saint-Lazare', 'Bus Convention Saint-Charles', 'Gare Bellegarde', 'TRAM Butte du Chapeau Rouge', 'Pizzeria Genzia', 'Recherche crÌ¬pes', 'Photo 3', 'MARCHE BOUCHER', 'Les 3 brasseurs', 'CitÌ© du CinÌ©ma', 'Tram Puteaux', 'MÌ©tro LaumiÌ¬re ligne 5', 'STATION VÌ©lib 12025', 'ArrÌ»t bus hÌ«pital', 'RER A POISSY', " Les DÌ©lices de l'Orient", 'Travail - 30', 'Au mÌ¬tre ÌÊ Ruban', 'VÌ©lib borne nå¡ 18109', 'Point de passage fonctionnel 8', 'Station vÌ©lib 5033', 'point de RDV', 'Amie', 'Garage de staionnement', 'Bus BATIGNOLLES', 'Fille', 'ArrÌ»t de bus La Plaine Stade de France', 'Stationnement Banque', 'Cardiologue', "Hippodrome d'Auteuil", 'Gare RER Gyf sur Yvette', 'Rendez vous mÌ©ditation', 'CIPC', 'ArrÌ»t mairie de Plaisir', 'CimetiÌ¬re', 'Gymse', 'Restaurant-3', 'Restaurant Oasis', 'Station service Auchan', 'Travail PrÌ©fecture des Hauts de Seine', 'Banque', 'Kiabi', 'Bus Alma-Marceau', 'BibliothÌ¬que - 2', 'Porte de Montreuil', 'Aviron', 'RER Saint Denis', 'Travail DÌ©pose/rÌ©cupÌ©ration passagers', 'Ourcq', 'Ecole de langue', 'Higuma', 'RÌ©cupÌ©ration du vÌ©lo de sa fille', 'Rendez-vous client-5', 'Coiffeur ANDRE*SOPHIE/', "Monop'", 'Bus EgalitÌ© Retour', 'MÌ©tro Porte Dauphine', 'PÌ«le Emploi', 'Travail Chantier Suresnes', 'ArrÌ»t de bus 38 AlÌ©sia GÌ©nÌ©ral Leclerc', 'RER La Plaine-Stade de France', 'Bus Poissy Gare', 'DÌ©pose personne - 2', 'Gilbert Jeune', 'CafÌ© Place de La RÌ©union', 'Station VÌ©lib travail', 'Mairie de Saint Ouen', 'ArrÌ»t de bus 63 Cluny', 'Tabac/presse', 'Travail DÌ©pose/rÌ©cupÌ©ration passagers-7', 'Station / arrÌ»t\tRER RUEIL MALMAISON', 'CRECHE', 'Pause', 'SIMPLY MARKET', 'Stationnement', 'RecupÌ©ration Famille', 'BUS 91', 'Coiffeur', 'Appartement en location', 'Station 62 Plaisance HÌ«pital Saint Joseph', 'Travail 15', 'Station service', 'Royal Telecom-2', 'MÌ©tro Charles-Michels', 'Restaurant la Tavola', 'Piano', 'AÌ©roport Charles de Gaulle-2', 'BUS 115 - ArrÌ»t Chassagnole', 'ArrÌ»t du bus Croix de Chavaux', 'Bus Rue Saint-Lazare', 'GARE DE VANVES MALAKOFF', 'Boutique Mariage', 'Station / arrÌ»t\tPYRENEES', 'DÌ©pose amie', 'DÌ©pose participant', 'Stationnement mÌ©decin', 'Restaurant traditionnel', ' Le Mousquetaire', 'Stationnement RER Rueil Malmaison', 'OstÌ©opathe', 'Quincaillerie', 'Station / arrÌ»t\tBAGNOLET LIGNE 3', 'Station vÌ©lib 4019', 'TRAM Porte de Montreuil', 'Bus SKANDERBEG', 'Station ChÌ¢telet les Halles', 'ActivitÌ© culturelle informelle', 'hall de la gare MÌ©tro Montparsse', 'DÌ©pÌ«t courrier CPAM', 'VÌ©lib borne nå¡12025-2', 'ArrÌ»t bus retour', 'Point de passage fonctionnel-7', 'Station vÌ©lib 8039', 'ArrÌ»t de bus 1 la Poste', 'Lacaille Eric BOULANGER', 'La fÌ»te des voisins-2', 'MONOPRIX', 'Magasin', 'RÌ©sidence fille', 'Travail - 16', 'Carrefour Pleyel', 'Pizzeria ÌÊ emporter', 'MÌ©tro Marcadet Poisonniers', 'Station / arrÌ»t\tBUS 394 ET 194', "Tram Porte d'Issy", "Amis d'Evreux", 'BUS Ancienne Mairie', 'Mc DO', 'Centre commercial Montesson', 'OdÌ©on', 'Maison EuropÌ©enne de la Photographie', 'MÌ©tro CrÌ©teil UniversitÌ©', 'La Poste Paris Guy Moquet', "Modern'Art", 'Bus rue Georges Dimitrov', 'AÌ©roport Charles de Gaulle', 'T3 Porte de Versailles', 'Lieu sportif SALLE DE SPORT LA GARENNE', 'Bus ChÌ¢teau de Vincennes', 'MarchÌ© couvert carreau de Neuilly', 'Roberto Luciano Coiffure', 'RÌ©cupÌ©ration fille', 'Lieu de rÌ©sidence', 'Travail', 'Gare de Colombes', 'Stationnement Gare la VerriÌ¬re', 'Boulangerie VAUGIRARD', 'Poste', 'Camion glace', 'Babou', 'BUS ArrÌ»t Lafayette', 'Centre Barbara', "UniversitÌ© de Paris - Institut d'Ìätudes Hispaniques", 'Ecole Cardil Amette', 'Station vÌ©lib 15118', 'ForÌ»t domaniale de Meudon', 'Rendez-vous voiture-2', 'Parc Pierre LagravÌ©re', 'Point de passage fonctionnel-10', 'PÌ«le emploi', 'Bus Baugrenelle', 'Travail 8', 'Magasin-3', 'ArrÌ»t du bus 74 place de Clichy', 'Boulangerie J.P.M.', 'CENTRE IPC', 'Station / arrÌ»t\tMETRO LIGNES 7 ET 11 PLACE DES FE', 'Bus Perrotin retour', 'Maubert - MutualitÌ©', 'TÌ©lÌ©siÌ¬ge 1 - bas', 'Carrefour', 'Voisin', 'MarchÌ© Badeaux', 'Point de passage fonctionnel 7', 'Magasin de produits colombiens', 'DÌ©pose Ì©pouse', 'Station / arrÌ»t\tBUS 126 ARRET ANDRE COIN GABRIEL P', 'Simply Market', 'Travail 16', 'Lieu de travail-15', 'LycÌ©e Ronceray', 'Quai de la Gare', "Delices d'Argenteuil BOULANGER", 'Lieu rÌ©union AÌ©roport MÌ_nchen', 'Boulanger', "Tram Porte d'OrlÌ©ans", 'Bus Pont du Garigliano', 'BÌ©nÌ©volat-2', 'Domicile du pÌ¬re', 'Q-park', 'Pont de Bezons', 'Centre diÌ©tÌ©tique', 'Chicken Food', 'Pyramides', 'ContrÌ«le travail-8', 'DÌ©pose personne1', 'Rendez-vous ami', 'Place des Vosges', 'AMIS 3', 'Bus Porte Champeret', 'Travail DÌ©pose/rÌ©cupÌ©ration passagers-4', 'BOULANGER', 'ArrÌ»t bus 95 DamrÌ©mont Championnet', 'BibliothÌ¬que universitÌ© Sorbonne', 'Travail - 40', 'ArrÌ»t de bus 21 Luxembourg', 'Fleurs', 'Habitat', 'RER nterre-UniversitÌ©', ' Bus Victoire', 'Parking RÌ©sidence', 'Stationnement domicile-6', 'COURS DE PHOTO', 'Champhol', 'Espace vert proche TENNIS', 'Repas amis', "L'Arbre ÌÊ Cannelle", 'PATINOIRE', 'Amie-2', 'Photo 1', "ArrÌ»t porte d'OrlÌ©ans Bus 194", 'Magasin habillement', 'Tram MarchÌ© de St Denis', 'Association 1', 'Paris Discount', 'Fruits et LÌ©gumes : Grand Frais', 'Station / arrÌ»t\tpierre et marie Curie ligne 7', "Bassin d'Apollon-5 La petite Venise Cercle utique", 'Travail Gennevilliers', 'Centre Cmmercial OKABE', 'Auberge de la lisiÌ¬re Normande', 'AMIS', 'Bus 159 ArrivÌ©e', 'Golf de Chevannes Mennecy', 'Parking voiture', 'Salle commune', 'ArrÌ»t bus', 'DÌ©pose fille chez sa maman', 'Tram La Noue', 'TÌ©lÌ©siÌ¬ge 9 - bas', "HÌ«pital de l'Ouest parisien", 'Bureaux Ì©quipement sportif', 'Gare Saint CLoud-2', 'BUS Gare de Melun', 'Bus Bd Ney', 'Magasin de pianos woodbrass', 'Chevaleret', 'Hall Gare Saint Lazare', 'BUS 39 SÌ¬vres?ÛÒLecourbe', ' MÌ©diathÌ¬que C?Òur de ville', 'Rendez-vous mÌ©dical', 'Magasin VÌ»tements', 'RER La Plaine Stade de France', "Aux DÌ©lices d''Odessa SARL", 'Equipement sportif', 'TÌ©lÌ©siÌ¬ge 5-12 - haut', 'Gare de Bourges', 'Esplade des Invalides', 'RER C VITRY SUR SEINE', 'GARE DE VAUCRESSON', 'Attente de son Ì©pouse', 'SupermarchÌ©', 'Point de passage fonctionnel 12', 'Travail ENSCP', 'ContrÌ«le travail-3', 'Jardiland', 'Gare Saint Lazare', 'Travail - 19', "GÌ©ant Casino Porte d'Uvry", 'Borne Autolib-2', 'Station / arrÌ»t\tMONTPARSSE', 'Garage des Grandes Fontaines', 'Pharmacie Saint Maur Desmoulins', 'Stationnement en attendant une personne', 'RÌ©sidence ex conjoint', 'mo Bio', 'Travail - 29', 'ArrÌ»t de bus', "Aire d'Autoroute de Gissey", 'Bus 159 DÌ©part', 'Restauration rapide', 'Ecole Militaire', 'DÌ©part aÌ©roport', 'MÌ©tro Malakoff rue Etienne Dolet', 'DÌ©pÌ«t du magasin rÌ©cupÌ©ration achats', "MÌ©tro ligne 10 gare d'Austerlitz", 'Ecole des Raguidelles', 'BUS 95 60 137', 'ArrÌ»t Patay Tolbiac bus 64', 'Travail - 11', 'Square Georges <text:soft-page-break/>Brassens', 'Lieu de formation', 'BÌ©nÌ©volat', 'Auchan VÌ©lizy', 'Station Brancion VouillÌ© 62', 'Versailles - Chantiers', 'FAMILLE', 'Grands Magasins', 'Stade de France 2', 'Limosin FranÌ¤ois', 'Stade Championnet', 'Travail - 10', 'ForÌ»t Domaniale de Fausses Reposes', "Gare d'Austerlitz", 'Tram Victor Bash', "Gare de l'Est SNCF", 'Visite client', 'Accompagnement fils', 'TRAMWAY 2 PORTE D ISSY', 'Gare de Lyon arrÌ»t de bus', 'ArrÌ»t Faubourg la DÌ©fense tram', 'ArrÌ»t Europe', 'HÌ«tel Bristol : Travail', 'Amie 2 - COIFFEUR', 'VÌ©rification de ses mails-3', 'TÌ©lÌ©siÌ¬ge 7 - haut', 'Alyses mÌ©dicales', 'Palais du Pain', 'Aldi', 'Bus 27 Feuillantines', 'Lieu de visite AMIS RUE GALVANI', 'Famille-3', "SÌ¬vres - Ville-d'Avray", 'Travail 3 Chantier', 'Stationnement ParisWest', 'Centre culturel', 'Palais de Tokyo', 'ArrÌ»t de bus 21 St Michel St Germain', 'Bus tion', 'Piscine Aquasport', 'Tram MusÌ©e de SÌ¬vres', 'PLACE BALARD', 'Porte de Montreuil-2', 'Yoga', 'Association 3', 'BUS 91 Montparsse', 'Ecole Petites filles', 'Stationnement ThÌ©Ì¢tre des amandiers', 'Train Montparsse', 'CinÌ©ma le Capitole Suresnes', 'Achat salade', 'Stationnement paroisse', 'Lieu de travail-4', 'Bus Clichy', 'Franprix', "E.Leclerc Drive Bois d'Arcy", 'Bus Saint-Michel?ÛÒSaint-Germain', "Jardins d'Albert Khan", 'Organisme de location de garage', 'Travail - 7', 'Bureau de vote', 'Travail 12', 'ArrÌ»t T1 Timbaud', 'Station VÌ©lib-2', 'Stationnement Puteaux', 'CinÌ©ma MÌ©garama', 'Brocante-4', 'Gare de Lyon RER Metro', 'Magasin Tisane', 'ArrÌ»t de bus aller', 'ArrÌ»t de bus retour travail', 'Parking Cligncourt', 'BUS Montgeron GARE', 'Parc rue Gast', 'GYMSE', 'Station / arrÌ»t\tMONTAIGNE BUS 50', 'Gare Stade', 'Shopping-2', 'Normandy', 'Quai de la Tournelle', 'Stationnement-5', 'Pause ForÌ»t-3', 'Bus Gare de Lyon', 'Centre commercial Fontey', " Le Comptoir de l'Ancienne", 'Vitrine', 'Auchan Issy les Moulineaux', 'Cantine', 'Amis-2', 'Parking Travail', 'Photographie-3', 'ARRET BUS - HÌ«pital Antoine BÌ©clÌ¬re', 'Tram Gennevilliers - AsniÌ¬res - Les courtilles', 'Tram PavÌ© Blanc', 'Promede', 'RER Auber', 'EsthÌ©ticienne', 'Point de passage fonctionnel-3', 'La Boucherie', 'Station vÌ©lib 19014', 'BibliothÌ¬que Montreuil', 'DÌ©pÌ«t par une amie', 'Avenue Foch', 'Point de passage fonctionnel-9', 'Piscine Municipale Amiraux', 'ArrÌ»t de bus 87 ou 86 Bastille', 'Restaurant-2', 'TÌ©lÌ©siÌ¬ge 12 - bas', "Lieu d''accompagnement GRAND MERE", 'Point de passage fonctionnel 2', 'Boulangerie Paul', 'Restaurant entreprise Amie', 'Attente personne', 'RÌ©cupÌ©ration fils bon endroit', 'Station de tram CharlÌ©ty', "Cours d'anglais", 'Attente vette', 'Garage mÌ©canique auto', 'Bus Vaillant - Beausse', 'Buttes Chaumont-3', 'Gare Champigny', 'Livraison Travail-5', 'Stationnement voiture livraison', 'Denfert-Rochereau', 'Bus Avenue du GÌ©nÌ©ral de Gaulle', 'Jardin des plantes', 'Visite ÌÊ personne', 'Distributeur billets', 'Travail 4', 'Stationnement-7', 'Le bistrot des oies', 'Point de passage-4', 'Famille : niÌ¬ce', "McDold's", 'Station VÌ©lib', 'METRO LIGNE 2 BELLEVILLE', 'depot vente', 'Amis 2', 'Centre commercial 1', 'Station / arrÌ»t\tBOUCICAUT L8', 'Bus Clemenceau -2', 'Autre stationnement Gare de Rueil Malmaison', 'ArrÌ»t jardin', 'DÌ©pange Travail-3', 'ContrÌ«le travail-13', 'DÌ©pÌ«t carrossier', 'Bus Clemenceau', 'Boutique X-3', 'Stationnement du Lac', 'ArrÌ»t T1 Timbaud direction AsniÌ¬res', 'Bus Lamarck-Caulaincourt', "Parking aire d'autoroute", 'Podologue', 'Bus 118 La Fontaine', 'Rambuteau', 'Attente ami', 'MÌ©diathÌ¬que', 'Auchan-2', 'Lieu de travail-3', 'TRAM Parc de Saint-Cloud', 'Aux Deux Oliviers', 'RER D Vitry sur Seine', 'Bus avenue du bois prÌ©au', 'CrÌ¬che', 'Atelier Musical des trois Tambours', 'GARE de Saint-Cloud', 'ContrÌ«le travail -2', 'Le Bon MarchÌ©', 'Bus Paul Vaillant Couturier', 'Technip', 'Visite ÌÊ des personnes', 'Point de rendez-vous amie', 'Lieu de visite Vincennes', 'METRO RÌ©publique', 'Restaurant La Plagne', 'SupermarchÌ© Dia', 'Point de passage fonctionnel 1', 'LECLERC (ET EXPRESS, DRIVE)', 'Bus Avenue de la RÌ©publique-2', 'Terminus Fourchette de Bry Bus 106', 'Travail 5', 'Bus rue de Cambronne', 'Domicile 2', 'Boulangerie Patisserie Cochet Yves', 'PRIMEUR', 'LEADER PRICE', 'METRO Charles de Gaulle - Etoile', 'TÌ©lÌ©siÌ¬ge 14 - haut', 'Monoprix Beaugrenelle', 'Le 104', 'Parc Monceau', 'Gare Montreuil', 'HÌ«pital Franco Britannique entrÌ©e KlÌ©ber', 'Jardin Ecobox', ' ForÌ»t Domaniale de VerriÌ¬res', ' Maison des producteurs du pays', 'Bus Mairie de Montreuil', 'Parc des 4 saisons', 'Magasin Jardige', 'Magasin Mode-2', 'Lieu de rÌ©union', "Aire d'Autouroute", 'Le Bellerive', 'Tram Le village', 'DÌ©pose amie-2', 'Stationnement 2 voiture', 'Gare de Maisons Laffitte', 'Gare de Vierzon', 'Tram Mairie Villeneuve la Garenne', 'ArrÌ»t de bus le clÌ© Saint Pierre', 'Dulauroy JoÌÇlle PSY', 'ContrÌ«le Chantier-2', "Cantine d'entreprise", 'Bus rue du Havre', 'Boulangerie-3', 'CrÌ¬pes', 'BAR Sans soucis', 'DÌ©pose passager-2', 'LycÌ©e Polyvalent et CFA Dorian', 'Stationnement 7', 'MarchÌ©-2', 'Agence SNCF Courbevoie', 'Bus Mairie Cachan', 'Gare Mantes La Jolie', 'RÌ©union-2', 'MÌ©tro Saint Philippe du Roule', 'Tram Issy Val de Seine', 'Bus La DÌ©fense-2', 'CENTRE SPORTIF', 'Shopping - 1', 'Station nå¡ 13054', 'Rue des Boulets', 'Rendez-vous profesionnel', 'Fitness Parc Issy-les-Moulineaux', 'Palais des congrÌ¬s', 'Au Pas de Saint Cloud BOULANGER', 'Magasin vÌ»tements', 'Domicile parents', 'Stationnement rue Barbuse', 'Maison Famille', 'Stationnement Pharmacie', 'METRO LIGNE 12 MARX DORMOY', 'Gare Ermont Eaubonne', 'Bus Auber Avenue de Paris', 'Livraison Travail-6', "Retrait d'argent", 'RÌ©sidence famille', 'Amie-3', 'MÌ©tro Mairie de Montreuil', 'RÌ©union amis', 'CNIT', 'Bus Boulevard Victor Hugo 2', 'Bus Gare Joinville Le Pont Retour', 'Porte de Saint-Cloud', 'DÌ©pose participant-2', 'Rendez-vous client-9', 'PÌ¢tisserie', 'RÌ©sidence NiÌ¬ce-2', 'Bus boulevard Gallieni', 'Gare Montparsse-2', 'Bus Porte Dauphine', 'Travail Buffalo Grill', 'MusÌ©e du Quai Branly', 'DÌ©coration maison-2', 'Client Avenue Pasteur', 'SupermarchÌ© Aldi', 'ARRET BUS - Rue du 8 mai 1945', 'VÌ©lib borne rue Armand Carrel', 'Amie Cormeilles en Parisis', 'Bus Marcadet poisonniers', 'Station vÌ©lib 18006', 'Garage/concessionire automobile-6', 'RER Noisiel', 'Rue Bertie Albrecht', 'ArrÌ»t de bus Victor Hugo', 'Restaurant Le Jardin', 'ARRET BUS 189- MarchÌ© de Clamart', ' Stade Jean-Bouin', 'RÌ©cupÌ©ration participant', 'Bus Avenue du ChÌ¢teau', 'Travail - 23', 'Station / arrÌ»t\tMAIRIE DE MONTREUIL LIGNE 9', 'Bus Ternes', 'Jardin', 'Rendez vous travail-9', 'Parking Dia', 'Electronique', 'Garage automobile', 'Bastion mÌ©diÌ©val des Hospices de Beaune', 'FC', 'Bus La Fayette', 'Station vÌ©lib 8028', 'Gare Garches-Marnes-la-Coquette', 'MÌ©tro OpÌ©ra', 'CollÌ©giale Notre-Dame', 'Bus Paul Baruel', <text:soft-page-break/>'RÌ©sidence niÌ¬ce', 'Parc de BÌ©con', 'Bus Porte de Saint Cloud', 'ArrÌ»t bus 127', 'METRO BoissiÌ¬re', 'Pigalle', 'Bus Paul Bert', 'Pause Photo', 'METRO BibliothÌ¬que FranÌ¤ois Mitterrand', 'BUS 304 ArrivÌ©e', 'Librairie Le Moniteur', 'FC Saint-Lazare', 'Autre promede : animaux', 'DÌ©mÌ©gement', 'Stationnement-11', 'Bus Chocolaterie', 'Cuisiniste', 'TÌ©lÌ©siÌ¬ge 2-3 - haut', 'Tramway Puteaux', 'Essence Centre commercial Chambourcy', 'Stationnement rÌ©cupÌ©ration client', "Leclerc Bois d'Arcy", 'STADE JEAN GUIMIER', 'Ecole', ' Magasin non alimentaire', 'La Tete Dans les Olives', 'Stade de France-Saint Denis', 'HÌ«pital Foch', 'Bus Gare Austerlitz', 'Station / arrÌ»t\trer issy', 'CafÌ©', 'MusÌ©e Cogcq-Jay', 'SOCIETE GENERALE', 'Station nå¡ 11006', 'MÌ©tro Bercy', 'Point de passage fonctionnel-5', 'Chorale', 'Picard', 'PICARD', 'ZERBIB DAVID', ' Saint-Michel - Notre-Dame', 'Fly', 'Travail - 24', 'U Express', 'Parc Monceau-2', 'GARE DE LA DEFENSE', 'Boulangerie La Joconde', 'Magasin VÌ»tements-4', 'SERAPHIN "ELEGANT IL\'S"', 'STARBUCKS', 'LycÌ©e Darius Milhaud', 'Agence immobiliÌ¬re-2', 'Point de passage fonctionnel 4', 'ArrÌ»t CC Grand Plaisir 2', 'SupermarchÌ© FRANPRIX TRAVAIL', 'La halle aux chaussures', 'Casa dagusto', 'Point de passage pause', 'ChÌ¢teau de Sully', 'Promede dominicale - 1', 'FourriÌ¬re', 'Maison de la culture', 'Centre de radiologie', 'Travail-4', 'MÌ©tro Anvers', 'TÌ©lÌ©siÌ¬ge 5 - bas', 'MÌ©tro Duroc', 'Ecole-2', 'Librairie HonorÌ©', 'Les Nouveaux Robinsons', 'Bar Restaurant Tendre voyou', 'MÌ©tro Bus La DÌ©fense', 'Station Essence-2', 'Promede dominicale - 2', 'Bricorama', 'Saint Lazare 2', 'Bus Issy Val de Seine', 'Bus ArrivÌ©e', 'RER C GARE D AUSTERLITZ', 'CamaÌøeu', 'CASTORAMA', 'Tram BelvÌ©dÌ¬re', 'Distributeur Automatique de Billets', 'MÌ©tro Villiers', 'Voisins', 'MÌ©tro Invalides', 'Tram Drancy Avenir', 'Bus Jules Mansard', 'Restaurant universitaire', 'Stationnement Concorde', 'Fc', 'Parc Pierre LagravÌ¬re', 'ChÌ¢teau du Clos de Vougeot', 'GARE DE FONTEY LE FLEURY', 'MÌ©tro Place de Clichy', 'VÌ»tement', 'Photographe', 'Travail 13', 'GIBERT JEUNE GROUPE SA', "Porte d'Ivry", 'NOISY LE GRAND CHAMPY BP', ' Centre Commercial Les Flades 1 Place varre, 95200 Sarcelles, France', 'DÌ©pose mÌ¬re', 'Stationnement rue du Repos', 'Station nå¡ 14028', 'RER Pantin', 'Stationnement jardinerie', 'HÌ«pital franco britannique rue KlÌ©ber', 'Stationnement fils', 'Mairie de Saint MandÌ©', 'Bus Courcelles Malsherbes', "Paroisse Saint-Louis d'Antin", 'Paris West Magasin 1', 'Bus LycÌ©e Le Corbusier', 'Printemps Haussmann', 'Stationnement-2', 'Aire Autoroute de Normandie, Bosgouet', 'Station VÌ©lib-3', 'Bus rue Felix Faure', 'GARE DE MELUN', 'Gare La DÌ©fense', 'TramT3a Porte de Versailles', 'Bois des TÌ©nÌ¬bres', 'BUS 88 gare Mantes La Jolie', 'Parking Domicile', 'RÌ©sidence CONJOINT', 'HÌ«tel Ami', "Balade Feu d'artifice-2", 'DESSIN', 'MÌ©tro Rue de la Pompe', 'Grand Palais', 'EmmaÌ_s Altertive', 'Centre Commercial Belle Epine', 'Police municipale', "Lieu d''accompagnement GYMSE", "MÌ©tro place d'Italie", 'Bus Gare Champigny', 'BUS Copernic', "L'Abbatiale", 'Paris plage', 'Station vÌ©lib-2', 'TRAM Issy Val de Seine', 'RÌ©sidence secondaire', 'Domaine tiol de Saint-Cloud', 'Magasin TOYS"R"US', 'Lieu de travail-13', 'Rencontre amicale-2', 'Gifi', 'Commune de Paris ECOLE BERTHIER', "MiinistÌ¬re de l'Education tiole", 'Stationnement vÌ©lo Brocante', 'DÌ©pÌ«t vÌ©lo', 'Aires de Morainvilliers', "Bus Porte d'AsniÌ¬res", ' CafÌ© Milk Brand Trading', 'Rencontre collÌ¬gue', 'Mairie du 14Ì¬me', 'Grace et Kate', 'Point de passage fonctionnel 6', 'ArrÌ»t Parc de bercy bus 64', 'Porte de Pantin', 'CafÌ©/bar', 'Change', 'Stationnement 5', 'ArrÌ»t de bus 62 Olympiades', 'Stationnement voiture rÌ©cupÌ©ration matÌ©riel', 'Lieu de Travail', 'Cours de Guitare', 'Bus Avenue de Stalingrad', 'RÌ©cupÌ©ration/DÌ©pose de personne', 'RER A SARTROUVILLE', 'Magasin VÌ»tements-2', ' HÌ«pital Saint-Louis', 'Bus', 'MÌ©tro Blanche', 'MarchÌ© des 4 routes', 'Hotel de Ville', 'Changement de mode', 'Point de passage Espace vert', 'Stade de Frace 4', 'ForÌ»t de Fontainebleau point de rencontre', 'Bus Achille Peretti _ RÌ©cupÌ©ration participant', 'ArrÌ»t Saint Maur Servan', 'Aire autoroute', 'CARREFOUR MARKET', 'Restaurant Puteaux', 'Parc jardin commun', 'Boulangerie - travail', 'TÌ©lÌ©siÌ¬ge 7-8 - bas', 'Lieu de travail-6', 'Livraison Travail-4', 'Station / arrÌ»t\tMETRO LIGNE 14 FRANCOIS MITTERRAND', 'Gare Saint-Lazare', 'Jardins du ruisseau', 'VHS-Victor Hugo Symphonie-2', 'Lieu de travail', 'BUS Val de Fontey RER', 'ESPACE SPORTIF EDOUARD PAILLERON', 'Taxi 2', 'BUS Murger', 'Tram Charlebourg', 'Bus Place Plainchamp', 'Jardin Versailles-3', 'Stationnement Rosny 2', 'Magasin bijoux', "Gymse Commuutaire d'Allonne", 'Tram station Didot', 'Manoir du Contry Club', 'Accompagnement de personne_AÌ©roport', 'Association le PavÌ© Blanc', 'CafÌ©/bar La Bricole', 'Laverie Voiture', 'ArrÌ»t bus 21 et 72 Rivoli Pont Neuf', 'TÌ©lÌ©siÌ¬ge 5 - haut', 'ArrÌ»t bus CitÌ© Universitaire', 'Rdvs Client Vide dressing', 'AMIE-2', 'Aire de la ForÌ»t', 'SÌ©verine', 'Bus Quai de la Gare', 'Parc Roger Salengro', 'Station / arrÌ»t\tCHARLES DE GAULLE ETOILE', 'VÌ©lib borne nå¡9010', 'Visite du village + appel tÌ©lÌ©phonique', 'BOUCHER', 'ArrÌ»t Rapp la Bourdonis', 'Ecole fils', 'ArrÌ»t de bus-5', 'Bus Hausmann', 'Station / arrÌ»t\tBUS 244 ARRET LES GODARDES', 'Pause sur la route', 'Centre commercial La DÌ©fence', 'Centre Commercial Les Flades', 'Cours ThÌ©Ì¢tre', 'Bill Torde', 'Le Fournil de Saint-Cloud', 'RER NTERRE VILLE', 'Bus Fontaine de Rolle', 'Stationnement domicile-4', 'Pasteur', 'GARE MONTPARSSE SNCF', 'Carrefour de SARTROUVILLE', 'ArrÌ»t Victor Hugo', 'Le Carolus', 'ChÌ¢tillon - Montrouge', 'Paroisse Saint Etienne', "RER C Pont de l'Alma", "Pavillon de l'eau", 'Borne de taxi', 'Trabendo', 'Boutique Gourmande Rambouillet', 'DOUCE AMIE', 'Marcadet - Poissonniers', 'Magasin maquillage', 'DÌ©pange Travail-7', 'Bus Ursulines', 'MÌ©tro Stalingrad', 'Roland Garros 4', 'BUS Quatre Chemins?ÛÒRÌ©publique', 'LYCEE', 'Vide grenier place Rungis', 'MarchÌ© Saint Denis', 'Essence-2', 'Magasin de vÌ»tements enfant', 'Restaurant', 'CimetiÌ¬re PÌ¬re Lachaise Lieu 1', 'Mercerie', 'RÌ©cupÌ©ration famille', 'Club Tennis', 'Stationnement Centre commercial Parly 2', 'AÌ©roport Orly', 'Amis', ' MusÌ©e de la Meunerie', 'Gare Cormeilles en Parisis', 'Bus Avenue Europe', 'Centre commercial', 'Stationnement-12', 'MÌ©tro Varenne', "Ecole d'horticulture Vincennes", 'Restaurant Le Marigny', 'Messe', 'Parking Ledru-Rollin', 'Eglise Saint Germain', "Pause pour rechercher l'adresse", 'Stationnement voiture - 2', 'Conforama', 'ArrÌ»t de bus 64 Olympiades', 'Aire de Vironvay Sud', "Bus Bd d'Auteuil", 'Brocante-2', 'Travail : Pizzeria', 'La DÌ©fense Train U', 'Bus La DÌ©fense', "Bus Gare de l'Est", 'Ami', 'Attente fils arrÌ»t de bus', 'Le Manoir de <text:soft-page-break/>Paris', 'Petit Palais', 'Rendez vous travail-2', 'La Grange Fontey', 'ContrÌ«le travail-12', "BUS N13 Gare de l'Est", ' Quick de Chatey Malabry', 'Recherche restaurant', 'Centre Hospitalier Rouen', 'Station vÌ©lib 1023', 'BoissiÌ¬re', 'Garage/concessionire automobile-2', 'Poste Essence Carrefour Market - Cosne', 'Bus Boulevard E Branly', 'Attente de sa fille', 'CafÌ© / Bar', 'Magasins dÌ©coration intÌ©rieur', 'Station nå¡ 13019', 'Gare de Puteaux', 'RÌ©sidence autre CONJOINT', 'Fils', 'Conservatoire', 'Osteopathe', 'Restaurant La Marine', 'ArrÌ»t bus 21 Daviel', 'Magasin Ì©lectronique', 'Station / arrÌ»t\tSAINT LAZARE', 'Pot de dÌ©part de sa patronne', 'MÌ©tro Passy', 'ActivitÌ© religieuse', 'Possimato Claude BOUCHER', 'Bus Boulevard Haussmann-2', 'Conversation tÌ©lÌ©phonique', 'Agence immobliÌ¬re', 'Tabac 2', 'Point de passage fonctionnel-12', 'Bus Boulevard du lycÌ©e', 'Boulangerie 3', 'Agence architecture', 'Montparsse - BienvenÌ_e', "l'Avant Seine / ThÌ©Ì¢tre de Colombes", 'Travail - 8', 'Livraison Travail-3', 'Lieu de visite pÌ¬re', 'RÌ©cupÌ©ration passagers', 'Gare Cholet', 'Le Peletier', 'Amie - 3', 'RER E BONDY', 'COSILY MAISON', 'Centre commercial Beaugrenelle', 'Station de tram porte de Vanves', ' Travail 5 - Hotel Mercure Paris Porte De Pantin', 'Stationnement Bourse du travail', 'Salon des vignerons', 'Patrouille travail-4', 'Centre commercial Roissy', 'Terminus CARS', 'AÌ©roport Charles de Gaulle-3', 'STATION VÌ©lib 11030', 'ECOLE', 'VÌ©lib borne nå¡18011', 'ContÌ«le travail', 'Carrossier', 'Pomme de pain', 'Parking MAUBERT COLLEGE DES BERRDINS', 'Lavomatic', 'Mairie de nterre Stationnement', 'ArrÌ»t de bus 21 les Ì©coles', 'TRAMWAY T3b - ArrÌ»t Porte des Lilas', 'ArrÌ»t bus 91', 'Tram Station / arrÌ»t\tRER GARGES SARCELLES', 'Gare Val de Fontey', 'Station / arrÌ»t\tBUS 27', 'Tram Avenue de Frannce', ' Commissariat de Police', 'Famille : Soeur', 'RÌ©sidence autre SECONDAIRE', 'Expo photo siÌ¬ge PCF', 'Boulangerie Patisserie Alves', 'Le Globe', 'Entreprise Ami', 'Saint-Denis - Porte de Paris', 'Institut de beautÌ©', 'Visite mÌ©dicale', 'Centre sportif', "ARRET BUS 191 - Carrefour de l'Insurrection", 'Centre Hospitalier Intercommul de CrÌ©teil', 'Boulangerie 2', 'Station / arrÌ»t\tLIGNE 13 MALAKOFF RUE ETIENNE DOLET', 'Auchan La CharitÌ© sur Loire', 'Gare Angers', "Grillon d'Auteuil Le-SARL", 'ArrÌ»t bus 89 Vanves Malakoff', 'Gare Montparsse SNCF', 'Gare de Lyon', 'Boulangerie Beauvau', 'TÌ©lÌ©siÌ¬ge 11 - bas', 'Station / arrÌ»t\tBUS 323 ARRET HENRI GINOUX', 'Equipement mÌ©canique tracteur', 'Travail : livraison', 'Bus Les Fontenelles', 'MÌ©tro Maubert-MutualitÌ©', 'Pont du Garigliano', 'nterre-PrÌ©fecture', 'Jean-Claude Biguine', 'SITIS Market', 'Promede chien - 2', 'Librairie-3', "La Table d'OrphÌ©e", 'STATION VÌ©lib 12004', 'Aire de Service de Ceignes-Cerdon', 'Magasin-2', 'La poste', 'CitÌ© de la Mode', "Le Flore en l'Isle/ Berthillon", 'Paris Plage', 'Smoothie', 'Boulangerie cousine', 'ActivitÌ© spirituelle', 'Travail 10', 'Magasin Bricolage', 'Travail - 20', 'Travail amie', 'Bus RER Vitry sur Seine', 'Bus Gare Saint-Lazare', 'La Recyclerie', 'Station / arrÌ»t\tARRET JULES QUENTIN 159 OU 367', 'Centre commercial Parly Magasin 2', 'Le LutÌ©tia', 'Boutique vin', 'Station / arrÌ»t\tgare Sartrouville', 'Bus rue Louis Talamoni', 'Stationnement voiture', 'Tram Chemin des reniers', 'Relais Colis', 'Franklin D. Roosevelt', 'Les Quatre Temps', 'Garage Scooter', 'Mairie de quartier', 'Travail SÌ©t', 'Travail-8', 'Gare Joinville-Le-Pont', 'Invalides RER', 'Stationnement avant jogging', 'Stationnement rue de la pyramide', 'ArrÌ»t bus Av de la Redoute', 'Stationnement Poste Principale', 'Promede 1', 'METRO LIGNE 2 TERNES', 'Commissariat Vanves', "Caisse RÌ©giole d'Assurance Maladie d'Ile-de-France - CRAMIF", 'EntrÌ©e ligne 12 Marcadet - Poissonniers', 'Stationnement scooter-4', 'Mairie de Puteaux', 'Metro Denfert-Rochereau', 'Station / arrÌ»t\tJULES JOFFRIN', 'Restaurant Katmandou CafÌ©', 'Stationnement Amis', 'Gare Malakoff', 'H et M', 'DÌ©pange Travail', 'PÌ©dicure', 'ArrÌ»t vette gratuite Longchamp', 'Buraliste / tabac', 'Comptable', 'Assurance vie', 'KEBAB', 'Stationnement moto', 'RER Noisy Le Grand', 'Ecole enfants', 'Magasin alimentaire', 'Tram Les Milons', "Restaurant d'entreprise-2", "Station VÌ©lib'-2", 'GÌ¨te', 'MosquÌ©e Jean Cocteau', 'JBM Bureau Medical travail', 'lidl', 'Rendez vous travail-3', 'RER Joinville le Pont', 'Bus Saint-HonorÌ© Bons enfants', "Lieu d'accompagnement GARDE PARTAGEE", 'Rendez vous travail-4', 'Taxi 1', 'ContrÌ«le chantier-4', 'RER A GARE DE NTERRE UNIVERSITE', 'Gambetta', 'Rencontre amicale', 'Presse 2', 'Orthophoniste', 'COJEAN', 'Hall aÌ©roport C de G', 'Centre commercial Leclerc', 'Travail - 2', 'Gare de Versailles Chantiers', 'ArrÌ»t Jean LurÌ¤at', 'Gallerie marchande Usine Center', 'EntrÌ©e Roland Garros', 'Restaurant italien', 'Stationnement scooter - 2', 'PÌ©tanque', 'ACTIVITE ASSOCIATIVE', 'BNP PARIBAS', 'Lieu de travail-7', 'MarchÌ© croix de chavaux', "HÌ«pital de l'Ouest parisien-2", 'Carrefour des Rigollots', 'Leroy-Merlin', 'Golf de Saint Quentin', 'Formation', 'Gare Pont-Cardinet', 'ArrÌ»t ligne 9', "Attente d'un collÌ¬gue", 'ArrivÌ©e aÌ©roport', 'Maman', 'Parc de Saint Cloud', 'AMIS 1', 'ArrÌ»t cc les merisiers-2', 'Magasin VÌ»tements-5', 'ArrÌ»t toilettes', 'Bus Rue du Bac?ÛÒRenÌ© Char', ' Lidl-2', 'Bus Avenue de France', 'Magasin de souvenirs', ' MÌ©tro OdÌ©on', 'CrÌ©dit Social des Fonctionires', 'Les Amis de la Maison Verte', 'Match de Squash', 'ArrÌ»t de bus-2', 'Travail - DÌ©pÌ«t', 'CINEMA', ' Piscine Municipale de Courbevoie', 'MÌ©decin traitant', 'Bus 129 aller', 'La Rotissoire', 'Leader Price', 'Relais colis', 'MÌ©tro Saint Denis UniversitÌ©', 'Stationnement aÌ©roport C de G', 'CafÌ© Bar', 'Ophtalmo pour son fils', 'RER C Viroflay Rive-Gauche', 'Point de passage fonctionnel', 'MONOPRIX (SUPER, MONOP, STORE)', 'Garage', 'Gare de Saint Quentin en Yvelines', 'Gare RER Saint Gratien', 'ContrÌ«leur gÌ©nÌ©ral des lieux de privation de libertÌ©', 'Cordonnier', 'Piscine municipale Franck Esposito', 'Bus Corentin Celton', 'TRAVAIL CitÌ© des Sciences', 'ACTIVITE SYNDICALE', 'Restaurant Le PavÌ©', 'La Cantine du Printemps', 'DÌ©pose Versailles', 'Parking 3', 'Parade vieilles voitures', 'Centre Hospitalier Victor Dupouy', 'Pressing', 'Bus route de Plessis', 'Bus Boulevard MarÌ©chaux', 'Bus Saint Maur - Roquette', 'VÌ©lo dÌ©raillÌ©', 'Parc de Rambouillet 2', 'RER Magenta', 'Bus Peri-De Gaulle', 'ForÌ»t domaniale de VerriÌ¬res', 'Bus convention - VouillÌ©', "Stationnement Lieu d''accompagnement ECOLE AMERICAINE", 'DÌ©pose participant : HÌ«pital', 'Bureau de Poste', 'RDV professionnel', 'Stationnement RÌ©sidence Fille', 'Garage des Taxis', 'LES DELICES D HERBLAY', 'RÌ©cupÌ©ration amie', 'Bus Madeleine', 'Rendez vous travail', 'CPAM', 'Borne taxi', 'Restaurant 3', 'BUS N143 AÌ©roport Charles de Gaulle 2', 'ASSOCIATION CULTURELLE LYRIQUE', <text:soft-page-break/>'Garagiste', 'TRAM Porte Villette', 'BUS Ordener-Marx Dormoy', 'Fast-Food', 'Stationnement avant RÌ©sidence', 'MÌ©tro Saint-Philippe-du-Roule', 'Centre Commercial Parly 2', 'METRO LIGNE 2 COLONEL FABIEN', 'Travail Le Port-Marly', 'Champ de Mars', 'Maison Castro', 'Stationnement Taxi', 'MÌ©tro Louise Michel', 'Bus PyrÌ©nÌ©es', 'Magasin sport', "MarchÌ©_PARIS_Place Jeanne d'Arc", 'Bus Plainchamp', 'Commissariat', 'Funiculaire Gare Haute', 'Travail Chantier Rueil-Malmaison', 'Bus Boulevard Berthier', 'Bus Anvers-2', 'VÌ©lib dÌ©fectueux : changement de vÌ©lib', 'DÌ©pange Travail-2', 'ForÌ»t de Saint Palais', 'TABAC JEUX', 'Tram Paul ValÌ©ry', 'AUCHAN', 'MÌ©tro Pereire', 'BUS Saint-Lazare', 'Ginjinha', 'Mairie de Poissy', 'Carrefour Auteuil', 'Monceau', 'CollÌ¬ge des Berrdins', 'Distribution de Tropica', 'Resto', 'ArrÌ»t CC Grand Plaisir', 'Parking CARREFOUR', 'La Halle vÌ»tements', 'NOUNOU-2', 'Stationnement-9', 'PÌ«le emploi Herblay', 'Station Essence', 'Versailles - Rive Droite', 'ArrÌ»t tram porte de Versailles', 'Kebab', 'MÌ©tro Garibaldi', 'Stationnement rue domicile', 'VÌ©lodrome', 'Mairie', 'C &amp; A FRANCE', 'Appartement 1', "Guinguette de l'Ecluse, le Martin PÌ»cheur", 'TÌ©lÌ©siÌ¬ge 15 - bas', 'CLUB DE SPORT', 'Assureur', 'Garage/concessionire automobile-3', 'Stationnement vÌ©lo-3', 'Tram Gare Saint Denis', 'Boulangerie', 'Patrouille travail-5', 'Espace Philippe Noiret', 'turalia France', 'Ecole ElÌ©mentaire Vitruve', 'Voie de chemin de fer', 'OpÌ©ra', 'MarchÌ© biologique des Batignolles', 'Pizzeria', 'Notre Dame de Paris', 'RÌ©sidence Amie', 'SUPER U', 'Amis fille', 'Castorama', 'Bus Marie des Lilas', 'Lieu sportif DANSE', 'BUS Parc Georges Brassens', 'Piscine', 'COLLEGE - LYCEE MICHELET', 'RÌ©cupÌ©ration fille-2', 'IkÌ©a', 'Stationnement voiture-3', 'Recuperation participant', 'turalia', 'Travail DÌ©pose/rÌ©cupÌ©ration passagers-9', 'Espace vert 1', 'Accompagnement Ì©cole', 'RER Arcueil Cachan', 'ArrÌ»t 64 Gambetta', 'Pause ForÌ»t', 'Les Nouveaux Robinson BIO', 'Parfumerie', 'RER Neuilly Plaisance', 'Bar', 'Bus rue Jules VÌ©drines', 'Amis 1', 'RÌ©sidence AMIE', "L'Auberge du pÌ¬re Louis", 'STATION VÌ©lib 12025-2', 'Jardin Public des Tourneroches', 'RÌ©sidence Fils 2', 'MÌ©tro pasteur', 'Tram Suresnes Longchamp', 'Nouveau bureau du Beau-frÌ¬re', 'Bus Avenue Europe -2', 'Borne VÌ©lib nå¡20001', 'Station de lavage automobile', 'IUT Paris', "Paroisse Notre Dame de l'Assomption", 'Garage/concessionire automobile-5', 'Bus Bd Gambetta', 'TRAM Hopital Robert DebrÌ©', 'Centre commercial 4', 'CafÌ© ÌÊ La Butte aux cailles', 'Lieu de travail-8', 'CafÌ©/bar-2', "SELAS PHARMACIE DE LA PORTE D'ASNIERES", 'Gare Argenteuil', 'Bouche de mÌ©tro Saint Lazare-2', 'ArrÌ»t 252 Stains Mairie', 'Kiosque Jourux', 'Centre des impÌ«ts', 'Stationnement club piscine enfants', 'Villepreux - Les Clayes', 'MÌ©tro Montparsse Bienvenue', "CafÌ© d'avant", 'Lieu de visite BEAUX PARENTS', 'SupÌ©rette de quartier', 'Magasin de vÌ»tements-3', 'Tram Bobigny - Pablo Picasso', 'Tram 8 mai 45', 'Borne Autolib', 'Cremerie', 'Travail 9', 'RER nterre UniversitÌ©', 'Bus Place Franz Liszt', 'Gare Cluses', 'DÌ©pose du participant-2', 'MÌ©tro AlÌ©sia', 'Casino', 'METRO Mairie de Montreuil', 'Restaurant le Bouquet', 'Monoprix Convention', 'Jardinerie Truffaut', ' Bus Paul Vaillant couturier', 'Versailles chantiers', 'Centre commercial Bercy 2', 'Lidl', 'MARCHE', 'DÌ©pange Travail-6', 'DÌ©pose Monoprix', 'METRO Porte de Montreuil', 'Le Vizir', 'Livraison Travail', 'Aux Folies', 'Place Parking', 'Espace Beaujon', 'Presse', 'Consulat mexicain', 'Centre commercial 2', 'Salon des associations_Stationnement', 'Epicerie Poloise', 'GARE DE COLOMBES', 'Peugeot', 'PÌ¬re', 'Les Moulineaux', 'DÌ©pose du participant', 'Bus Avenue Laurent CÌ©ly', 'Ami-3', 'Station / arrÌ»t\tMARX DORMOY', 'Travail-5', 'Point de passage fonctionnel-6', 'Bus Henri Barbusse', 'ChÌ¢teau de Vincennes', 'Lieu culturel MUSIQUE', 'VÌ©lizy 2', 'DÌ©couverte des restaurants de la rue', 'Buraliste : Euromillion', "Bassin d'Apollon-3", 'VÌ©lib borne nå¡11021', 'Bus Boulevard Hausmann', 'Bus Anvers', 'Gallerie marchande', 'G20', 'Lieu de travail-2 DÌ©pose participant', 'Pause ForÌ»t-2', 'Futur local professionnel', 'Parc Pierre LagravÌ©re 1', 'FAMILLE TANTE', 'Courses rue du Poteau', 'Stationnement Ì©cole-4', 'Tram Porte de Montreuil', 'RÌ©sidence altertive', 'Cabinet avocat', 'Bus 27 Saint Michel', 'Espace Neuf Mois', 'No Youth Control', 'Bus 180 hÌ«tel de ville', 'Restaurant Hokkaido', 'Magasin de tÌ©lÌ©phonie', 'Bus Jean Nicot', 'AMOUR DE FLEURS', 'Demande information', 'Station / arrÌ»t\tBUS 48 OU 75 MAIRIE', 'Bus Pont de SÌ¬vres', 'Bouddha Wok', 'Appartement ÌÊ emmÌ©ger', 'ArrÌ»t centre commercial des Merisiers', 'Station Velib', 'Concert gratuit hÌ«tel de ville', 'Gifi - Cosne', 'CinÌ©ma UGC citÌ© cinÌ©', 'METRO LIGNE 12 CONVENTION', 'Centre commercial Parly_Stationnement', 'METRO Boulogne - Jean JaurÌ¬s', 'Stationnement ballade', 'DIA', 'Sephora', 'Travail 17', 'Travail-7', 'Le Grand Comptoir', 'Poste Essence Auchan', 'Portugais : poulet grillÌ©', 'Parc', 'UGC', 'METRO Pont de Neuilly', 'Golf des Yvelines parking', 'Clinique', 'La Poste Paris Convention', 'RÌ©sidence neveu', 'Guichet SNCF', 'Travail 1', 'ArrÌ»t bus 26', 'Shopping', 'Domicile frÌ¬re', 'Salon de thÌ© Boulangerie Aux DÌ©lices de Manon Neuilly', 'Travail entrÌ©e 1', 'AchÌ¬res - Ville', 'PIAGGIO', 'FRANPRIX', 'Travail - 12', 'ContrÌ«le chantier', 'AÌ©roport', 'VÌ©lib borne nå¡12025', 'Point de passage fonctionnel 9', 'Gare Lison', 'Magasin Audition', 'Bus Villepreux Gare', 'PARENTS', 'Gare Sarcelles', 'ForÌ»t de Saint Germain', 'RÌ©sidence SECONDAIRE', 'RÌ©union associative', 'ContrÌ«le travail-16', 'MÌ©tro Rome', 'Station nå¡ 13050', 'Stationnement Ì©cole-3', 'Bus 118 RER Val de Fontey', 'RÌ©union asso', 'Accompagnement de personne', 'Travail - 32', 'MÌ©tro Place Monge', 'Pizza PaÌø', 'ZUMBA', 'Bon Temps RoulÌ©', 'RER C Versailles-chantier', 'Parc Jean Witold', 'Boutique KOOKAÌ?', 'Tram Porte de Pantin', 'Gare Etaples', 'Banque POSTALE', 'Conteneur ÌÊ verre', 'Restaurant italien Dolia et Nova', 'Centre Commercial', 'BUS 80 PLACE DE CLICHY', 'Boucherie du MarchÌ©', 'Norauto', 'Epicerie', 'Maison de famille', 'RÌ©serve turelle', 'HÌ«pital Trousseau', 'Place de la Concorde', 'Maison de Retraite', 'LadurÌ©e Boparte', 'ThÌ©Ì¢tre', 'Client Rue Voltaire', 'Stationnement voiture-2 RecupÌ©ration participant', 'Travail fils 1', 'Roland Garros 3', 'Travail 7', 'Bus Grande Rue', 'Charonne', 'Hertz', 'Travail Gennevilliers-2', 'PathÌ© Wepler', 'Stationnement 2 Racing', 'Bus Boulevard de Stalingrad', 'Station / arrÌ»t\tMALESHERBES LIGNE 3', "Lieu d'accompagnement ECOLE", 'Gare Poitiers', 'PARKING Domicile', 'DÌ©pose participant-3', 'VÌ©lib borne Quai de Seine', 'Bus Wagram', "Ami Rue d'Estienne d'Orves", 'Travail Malakoff', 'Boulangerie RÌ©sidence Fille', 'Maison Famille 2', 'E.Leclerc', 'RÌ©cupÌ©ration', 'Station VÌ©lib St Ouen', "Bus <text:soft-page-break/>Droits de L'Homme", 'Mairie annexe', "MC DOLD'S", 'Pot de dÌ©part collÌ¬gue de son mari', 'MÌ©decin', 'Bus Avenue de la RÌ©publique', 'ContrÌ«le chantier-5', 'Pharmacie', 'MÌ©tro Bastille', 'Bus Saint Sulpice', 'Brocante-3', 'Point de passage fonctionnel-2', 'Circuit Nevers Magny Cours', 'ArrÌ»t Auber ligne 21', 'Parents', 'Vapote 92', 'CASINO (ET GEANT, HYPER, PETIT, SHOP, EXPRESS)', 'Bus HÌ«pital Jean Rostand', 'Eglise', 'MÌ©tro ChÌ¢tillon-Montrouge', 'Bus Chateau de Vincennes', 'ContrÌ«le travail-17', 'Brasserie-3', 'MarchÌ© Place Verdun', 'Bus Porte de la Chapelle', 'Station nå¡ 903', 'Au bureau', 'Librairie-2', 'Point de rassemblement Rando Roller', 'Bus Maximilien Robespierre - 2', 'Station vÌ©lib 19013 LaumiÌ¬re', 'Autre promede : animaux-2', 'Magasin CARREFOUR', 'Bus Avenue de la Redoute', 'Travail - 5', 'PICARD SURGELES-2', 'ArrÌ»t HÌ«tel de Ville', 'MÌ©tro Charles de Gaulle Etoile', 'CimetiÌ¬re PÌ¬re Lachaise Lieu 2', 'Gare Chatou', "ArrÌ»t de bus 27 place d'Italie mairie", 'CimetiÌ¬re de Thiais', 'Traiteur chinois', 'TÌ©lÌ©siÌ¬ge 5-13 - bas', 'Berges de seine', 'BUS Parc de Saint-Cloud', 'PISCINE MUNICIPALE DE LA BUTTE AUX CAILLES', 'Eglise de Garcelles', "Laboratoire d'alyses", 'L EXPRESS BAR', 'Jardin du Palais Royal', 'Magasin alimentaire spÌ©cialisÌ© BIO', 'MÌ©decine du travail', 'METRO Palais Royal - MusÌ©e du Louvre', 'Stade de France 3', 'Magasin Bricolage : Castorama-2', 'Garage/concessionire automobile-7', 'COSEM', "FlÌ¬che d'Or", 'Ecole petite-fille', 'Le Manhattan Samia', 'MÌ©tro La Tour-Maubourg', 'RÌ©publique', 'Travail NEXANS', 'Stationnement-3', 'Boutique tÌ©lÌ©phonie', 'Restaurant asiatique', 'Gare Suresnes - Mont ValÌ©rien', 'Champs-ÌälysÌ©es - Clemenceau', "Gare Saint Ouen L'AumÌ«ne Liesse", 'Roland Garros', 'DÌ©pose NiÌ¬ce', 'Point de rendez-vous', 'ThÌ©Ì¢tre des amandiers', "MÌ©tro Mairie d'Issy", 'Gare Montparsse - train de banlieue', 'STATION VÌ©lib 12150', 'BODY LINE', 'Gare RER de Saint Ouen', 'Fleuriste-2', 'RÌ©cupÌ©ration amie-2', "Mac Dold's", 'Caserne des Pompiers de Houilles', 'Square Brignole Galliera', 'BUS 27 ArrÌ»t Berthollet-Vauquelin', 'Bus Gare Noisiel', 'TÌ©lÌ©siÌ¬ge 2 - bas', "Bus Mairie d'Issy", 'Bus RAYMOND QUENEAU - ROUTE DE NOISY', "Gare Saint Ouen L'AumÌ«ne Quartier de L'Eglise", 'Gare de Fontey sous Bois', 'LÌ¬che vitrine-2', 'Tram Victor Basch', 'MÌ©tro HÌ«tel de Ville', 'Travail - 6', 'Travail Amie', 'JaurÌ¬s', 'SolfÌ©rino', 'Carrefour de SARTROUVILLE 2', 'Marchand de fruits et lÌ©gumes', ' DÌ©cathlon', 'Gare Versailles - Rive Droite', 'Travail - 26', 'Carrefour Chambourcy', 'Gare SNCF Vanves-Malakoff', 'Station / arrÌ»t\tGare Saint Lazare', 'Parking vÌ©hicule professionnel', 'Travail - 3', 'MÌ©tro Porte de Charenton', 'ContrÌ«le travail-14', 'Pizza Princesse', 'SupermarchÌ© Leclerc', 'Grand frais', 'Lieu associatif RUE MSG GIBIER', 'Bus Rigollots', 'Travail Chantier Suresnes-2', 'Informatique Internet Photocopie TÌ©lÌ©phonie', 'Bus Marx Dormoy', 'Pique-nique Vincennes', 'METRO Gare du Nord', 'Nicolas', 'Le Louis Philippe', 'Place Charasse', 'Lieu associatif AIDE AUX ROMS D ILE DE FRANCE', 'Etude Record', 'Stationnement domicile', 'Tapissier', 'Bus Versailles - Rive Droite', 'Bois de Vincennes', 'Famille 3', 'Pont de Neuilly', 'Bus Championnet', 'Bus Rue Louis Calmel', 'Mme Shawn St Honore', 'Gare Porchefontaine', 'Magasin alimentaire spÌ©cialisÌ©', 'Pizza ÌÊ emporter', 'Buraliste : jourux', 'Point de passage fonctionnel-4', 'Centre Belle Epine', 'ElectromÌ©ger', 'Bus Avenue de La Redoute', 'MÌ©tro Georges V', 'Stationnement Mont ValÌ©rien', 'Courses vÌ»tements', "Esplade Gare de l'Est", 'VÌ©lib borne nå¡ 9032', 'Centre de Loisirs', 'Lieu de travail-10', 'Salle des fÌ»tes', 'Expo Porte de Versailles', 'Bus Ch. de Gaulle?ÛÒÌätoile?ÛÒGde ArmÌ©e', 'ArrÌ»t tram CitÌ© universitaire', 'Fast Food', 'RER Issy Val de Seine', 'BUS Jean Moulin', 'SARL AUX DELICES D ODESSA', 'Travail - DÌ©pÌ«t 2', 'LÌ¬che vitrines', 'Bus avenue de Montrouge', 'Domicile Fille', 'Bus Place de La RÌ©publique', 'RER E LES BOULLEREAUX CHAMPIGNY', 'Bus DamrÌ©mont-Ordener', 'Centre commercial Carrefour Montesson-2', 'ChÌ¢teau de Commarin', 'RÌ©cupÌ©ration/DÌ©pose personne', 'Amis - 5', "Amie de l'Ì©pouse", 'BUS 88 ARRET MAIRIE DE MAGNVILLE', 'DÌ©pose passager', 'Point de passage fonctionnel 11', 'ArrÌ»t bus 80 La Motte Piquet Grenelle', 'Tram Porte de Versailles', 'Ìäcole primaire publique Auguste Rodin', 'Ancien bureau du beau-frÌ¬re', 'Client rue de Belgique', 'Bus Boulevard Haussmann-3', 'E.Leclerc nterre', 'Bus 201 Pierre Brossolette', 'EntrÌ©e du garage souterrain professionnel', 'Bus Pyramides', 'Stationnement Boulevard Jean JaurÌ¬s', 'Mairie activitÌ© associative', 'MÌ©tro Point de Levallois', 'Planet Sushi', 'Bus Mileire', 'Bus Godefroy Cavaigc', 'MÌ©tro Porte des Lilas', 'PALAIS DES SPORTS : Piscine', 'Bus Gare Joinville-Le-Pont', 'Magasin Zara', 'METRO Porte de Clichy', 'Rendez-vous client-4', "Maison de l'emploi et de la formation", 'BUS 189 arrÌ»t jardin parisien coquelicots', 'Domicile PÌ¬re', 'BIO', 'Station vÌ©lib-4', 'Visite ÌÊ un ami', 'ThÌ©atre Roger Barat', 'Square Boucicaut', 'MÌ©tro Oberkampf', 'Romary Patrice COIFFEUR', 'ArrÌ»t de bus 27 Les Ì©coles', 'Espaces verts', 'Station VÌ©lib domicile', 'ArrÌ»t de tram musÌ©e de SÌ¬vres', 'Brasserie-2', 'Stationnement Grosrouvre Circuit sportif', 'Bus rue de la Croix Niver', 'Attente dÌ©part Rando Roller', 'ArrÌ»t de bus JaurÌ¬s Branchard 272', 'Stationnement frÌ¬re', 'Habillement', 'Festival des Antilles', 'DÌ©part avion aÌ©roport C de G', "Pont de l'Alma", 'Stationnement-6', 'MÌ©tro Mairie de Saint Ouen', 'station vÌ©lib-10', 'Bercy village', 'Bus Charenton - Wattignies', 'Gare de Drancy', 'Bus MaraÌ¨chers', 'PISCINE', 'Point de passage', 'LA POSTE', 'Boulangerie RUE PY', 'French flair Bar Rugby', "Balade Feu d'artifice", 'La Fourche', 'Restaurant / cafÌ© / bar\tVENT DE SABLE', 'ArrÌ»t 252 Porte de la Chapelle', 'MÌ©tro RÌ©publique', ' L et S Fashion', 'CHEZ PAUL BOULANGER', ' Commissariat central du 4Ì¬me arrondissement', 'Decathlon', 'France Fitness', 'Station nå¡ 12108', 'Protection Maternelle Infantile', 'VÌ©lib borne rue de Provence', 'Travail - 4', 'Institut de formation', 'AÌ©rodrome de Pontoise', 'Parking-2', 'Station / arrÌ»t\tBOILEAU BUS 128', 'Travail - 33', 'Travail : SupermarchÌ©-3', 'Station / arrÌ»t\tT3 HOPITAL ROBERT DEBRE', 'METRO Bastille', 'Stationnement rue des Princes-2', 'Point de passage Espace vert-3', 'Tram Pont de Bezon', "RER Noisy Le Grand Mont d'Est", 'Station / arrÌ»t\tMETRO CHATILLON MONTROUGE', 'Restaurant Wasabi', 'Gare POISSY', 'Feu Vert', 'MAIRIE ANNEXE', 'IUT Pontoise', 'Bus Pablo Picasso 2', 'Station / arrÌ»t\tTRAM ADRIENNE BOLLAND 3', 'Boutique Orange', 'Lieu sportif', 'Parking gare de Gennevilliers', 'Restaurant 2', 'MÌ©tro Alma Marceau', 'ThÌ©Ì¢tre les GÌ©meaux', 'Le Manoir', 'Gare Poissy', 'Rendez- vous travail', 'Lieu sportif PISCINE TRAVAIL', <text:soft-page-break/>'Lieu de visite BELLE FAMILLE', 'Monoprix', 'Ecole Ì©lÌ©mentaire Victor Hugo', 'Bar le Colibri', 'Clinique du Mont ValÌ©rien', 'METRO LIGNE 5 BREGUET SABIN', 'RÌ©union bd Brune', 'LÌ¬che vitrine', 'Bus Ordener Poisonniers', 'MARCHE EXTERIEUR', ' LycÌ©e GÌ©nÌ©ral Technologique Paul Lapie', 'OkaÌødi', 'Accompagnement personne', 'Pause Par des Batignolles', 'MÌ©tro Convention', 'Jardins du ChÌ¢teau de Versailles', 'DÌ©collage MÌ_nchen', 'Visite ÌÊ ami', 'ForÌ»t de Saint Germain en Laye', 'Stationnement rue de Paris', 'Stationnement Centre Commercial VÌ©lizy 2', 'Librairie La Poterne', 'ArrÌ»t les Ebisoires Plaisir ligne 9', 'Stationnement marchÌ©', 'Stationnement Paris', 'Restaurant Express Bar', 'Gibert Joseph', 'Nguyen Hoang-Viet ACUPUNCTEUR', 'Bus Porte La Chapelle', "Centre commercial Les passages de l'Hotel de Ville", 'Bus rue des Morillons', 'MARCHE PRIMEUR', 'Magasin de cigarettes Ì©lectroniques', 'Bus Av Niel', 'MÌ©tro Bonne nouvelle', 'Bus avenue de verdun', 'Bus Avenue Maximilien Robespierre', 'IntermarchÌ© Express', 'TRAM Ella Fitzgerald-2', 'Tabac le Forum', 'Passy', 'RESTAURANT', 'Association municipale', 'Bir Hakeim', "Bus rue d'Alsace", 'Quick', 'Stationnement formation', 'Amie - 1', 'DÌ©pose fille', 'TRAVAIL', 'METRO Rue du bac', ' Jardinerie de Chevreuse', 'Bus Gare Argentueil', ' Castorama', 'Banque La Poste', 'Stationnement Ì©quipement sportif', 'RÌ©cupÌ©ration fils', 'Magasin Bricolage : Castorama', 'Salle de rÌ©union', 'MÌ©tro Vaugirard', 'Bus Brochant', 'Lieu sportif EMILE ANTHOINE', 'EntrÌ©e parking souterrain Auchan', 'ArrÌ»t 39 - BibliothÌ¬que tiole', 'Rendez-vous Psy fils', 'Bus Amsterdam', 'Travail Ìäglise AmÌ©ricaine', 'Station / arrÌ»t\tBELLEVILLE', "Le Gobelet d'Argent", 'Tram Didot', 'METRO LIGNE 4 PORTE DE CLIGNCOURT', 'Travail 9 bis', 'Stationnement scooter - 1', 'Travail - 1', "Parking aire d'autotoute", 'British Council', 'Station Plaisance', 'Rendez-vous collÌ¬gue', 'Hippodrome de Lonchamp', 'BUS Croix Saint-Marc', 'Maison Hardel BOULANGERIE', 'MarchÌ© des crÌ©ateurs 1', 'Rendez-vous', 'Meubles cuisine', 'MarchÌ©', 'Centre OrthopÌ©dique MÌ©dico Chirurgical', 'Montesson Carrefour', 'Stationnement Club Gym', 'MarchÌ© SecrÌ©tan', 'BUS 39 - ArrÌ»t SÌ¬vres- Lecourbe', 'Agence immobiliÌ¬re', 'METRO GEORGE V', ' Au virage', 'Forest Hill club', 'Gare Bois-Colombes', "Bus Avenue Porte d'OrlÌ©ans", 'Taxi', 'Imprimeur', 'Gibert disques', 'Porte de Choisy', 'Travail immeuble AXA', 'RER C VERSAILLES CHANTIERS', 'Salle de sport', "Stationnement Lieu d''accompagnement GYMSE", 'Station / arrÌ»t\tBUS 64', "VÌ©lib' Station nå¡ 11018", 'Travail - 14', 'MÌ©tro Saint-Jacques', 'Tram Porte de Vincennes', 'Stationnement Parc de Sceaux', 'Vidart Anne MEDECIN', 'T2 Porte de Versailles-2', ' MJC de La Celle Saint Cloud', 'Tram 2 Parc LagravÌ¬re / Bus 304', 'Essence', 'Restaurant / cafÌ© / bar', 'BUS rue Cambronne', 'Parc des Impressionnistes', 'Centre commercial des Chanteraines', 'Rencontre', 'BRICO DÌäPÌÓT DREUX', "Bazar d'Ì©lectricitÌ©", 'ContrÌ«le travail', 'BANQUE', 'TÌ©lÌ©siÌ¬ge 13 - haut', 'Domicile Houilles', 'Bus Avenue ChennevriÌ¬res', 'Parking Parc de Sceaux', 'Rendez-vous client-8', 'Centre commercial Les Trois Fontaines', 'Bus A Briand', 'RÌ©cupÌ©ration Ì©pouse retour', 'Bus rue des Orteaux', 'Garde enfants', 'ArrivÌ©e aÌ©roport Perpign', 'ACTIVITE RELIGIEUSE', 'IntermarchÌ© Super', 'BLANCO JEANPHILIPPE MÌ©decin', 'Bus rue de Vienne - Europe', 'Stationnement voiture-5', 'Travail - 37', 'Bus Saint-Lazare', 'BUS 50 ARRET SAINT EXUPERY', "Bus rue de l'ArrivÌ©e", 'ArrÌ»t de bus 64 Choisy Tolbiac', 'METRO Saint-Michel', 'Amie - 2', 'RÌ©union association', 'BOUCHER MARCHE', 'Pharmacie Convention', 'Restaurant La Ferme aux Saules', 'Bus Victor Hugo', 'TÌ©lÌ©siÌ¬ge 14 - bas', 'Bus Boulevard Murat', 'Stationnement aÌ©roport C de G-2', 'MÌ©tro Sentiers', 'Formation professionnelle', "MusÌ©e d'Art Contemporain du Val-de-Marne (MAC/VAL)", 'Restaurant Malakoff', 'BUS 66 - ArrÌ»t Lobligeois', 'DÌ©pange Travail-4', 'Magasin chaussures', 'Travail - 15', 'Restaurant le Paradis', 'Travail - 25', 'ArrÌ»t de bus 63 Maubert MutualitÌ©', 'POSTE', 'Magasin Lapeyre', 'Jardin Versailles-2', 'Boulangerie bio', 'Lieu de travail-2', 'beIN SPORTS', 'Gare Toulouse', 'Jacques-Henri Lartigue', 'Domicile-2', 'Marks and Spencer', 'La tÌ»te dans les nuages', 'Boulangerie-2', 'Visite chantier', 'Attente Taxi', 'Urban Sushi', 'Gare de Saint Lazare', 'TÌ©lÌ©siÌ¬ge 6 - haut', 'Tram Les Moulineaux', 'Etablissement hospitalier', 'Achat sandwich', 'Bus arrÌ»t proche domicile', 'Cours Yoga', 'SupermarchÌ© Berthier', 'Bus EgalitÌ©', 'Gare AchÌ¬res-Ville', 'Stationnement 8', 'Fleuriste', 'MÌ©tro tiole', 'ArrÌ»t 63 Cluny', 'Rendez vous travail-7', 'Salon de thÌ©', 'Centre Commercial Montesson - 2', 'Aux Produits du Sud Ouest', 'Jardin du Palais Royal-2', 'CitÌ©', 'Gare de Saint Cyr', 'Termil Jules Verne', 'MACIF', 'Centre commercial Palais des CongrÌ¬s Porte Maillot', "Bassin d'Apollon", 'Boutique AmÌ©gement Maison', 'LCL - Le CrÌ©dit Lyonis', 'Gare Ablon', 'RÌ©sidence', 'Lieu de travail-5', 'HÌ«pital Saint-Camille', 'Borne Autolib-4', "Ferme du clos d'Ancoigny", 'Centre commercial Parly Magasin 3', 'MÌ©tro Villiers', 'Parking Gare Mantes la Jolie', 'Patrouille travail', 'MÌ©tro ligne 14 BibliothÌ¬que FranÌ¤ois Mitterrand', 'Gare Bourg La Reine', 'Opticien', 'LEA BEAUTE', 'Place de Wagram', 'DÌ©pose Place de la Porte Maillot', "Bus Avenue de l'OpÌ©ra", 'Bureau ÌÊ Levallois travail 2', 'Carrefour Sevran', 'Bus Pont de Neuilly', 'Bus Demi Lune La DÌ©fense', 'MarchÌ© aux fleurs et aux oiseaux', 'ArrÌ»t de bus 63 Maubert Monge', 'Visite frÌ¬re', 'ArrÌ»t porte de Courcelles', 'Eglise Sainte CÌ©cile - Saint EugÌ¬ne', 'LA DEFENSE', 'Pub', 'Bus Place de Clichy', 'Occuliste', "ArrÌ»t bus Av de l'Agent Sarre", 'Ami de son fils', 'Bus avenue Albert 1er', 'PRESSE', 'Rendez-vous client-2', 'Patrouille travail-2', 'VÌ©rification de ses mails', 'Travail-9', 'MarchÌ© Houilles 2-2', 'Bus ChÌ¢telet', 'Dia', 'Appartement ÌÊ dÌ©mÌ©ger', 'Bus Gare Colombes', 'ITALIE 2', 'Restaurant Les routiers', "Tram Faubourg de l'Arche", 'Bus Avenue de Clichy', 'ContrÌ«le travail-7', 'Ikea', 'BIBLIOTHEQUE', 'Stationnement Auchan - 2', 'Parking VÌ©lizy 2', ' LenÌ«tre', 'Circuit Nevers Magny Cours-2', 'Bus Bonne Nouvelle', 'Librairie', "Aire d'autoroute", 'RER A FONTEY SOUS BOIS', 'CafÌ©tÌ©ria', "Stationnement l'Usine", 'Parking 2', 'Pharmacie de France', 'vide', 'TÌ©lÌ©siÌ¬ge 3 - bas', 'Mc Do', 'Shopping-5', 'DHL', 'Galeries Lafayette Haussmann', 'BANQUE POPULAIRE RIVES DE PARIS', 'MÌ©tro La Chapelle', "Gare de l'Est", 'Visite-3', 'Amis famille', 'Dentiste', 'Printworks', 'Restaurant / cafÌ© / bar\tCHINOIS', 'Ecole fille', 'LibertÌ© pÌ¢tisserie-boulangerie par BenoÌ¨t Castel', 'Auchan CoigniÌ¬res les Halles', 'Ecole rÌ©cupÌ©ration', 'Maisons du Monde', 'Dupleix', 'Champ de Mars - Tour Eiffel', "Salle des <text:soft-page-break/>fÌ»tes lieu d'accueil", 'Gare Montparsse', ' Association Neptune', 'Stationnement voiture-2', 'Bus Avenue du GÌ©nÌ©ral De Gaulle', 'Bus 63 CollÌ¬ge de France', 'Travail 3', 'Descente moto', 'Toys r us', 'ThÌ©atre cabaret', 'Lieu sportif AEROBOXE', 'Porte de Montreuil mÌ©tro', 'Boutique de vÌ»tements', 'Mutuelle', 'RER Val de Fontey', 'Travail IntermarchÌ© Express', 'Staionnement Saint MandÌ©', 'Tram Balard', 'Travail 2 SOCIETE GENERALE', 'Travail DÌ©pose/rÌ©cupÌ©ration passagers-6', 'RER B LA COURNEUVE AUBERVILLIERS', 'ActivitÌ© associative', 'Magasin de vÌ»tements-2', "Balade Feu d'artifice-3", 'Station Service E.leclerc', 'MusÌ©e du Louvre', 'Parc Pic', 'Domicile', "Caisse d'Epargne Cormeilles-en-parisis", 'Juste un baiser', "L'as Du Fallafel", 'Travail-6', 'Circuit Nevers Magny Cours-5', 'Montparsse', 'Espace vert : Bois', 'ThÌ©Ì¢tre Ìädouard VII', "Esplade Gare de l'Est-2", 'Bus Europe arrivÌ©e', 'Travail : SociÌ©tÌ© GÌ©nÌ©rale', 'MÌ©tro Porte de Bagnolet', 'CHORALE', 'Magasin de vÌ»tements enfant-2', 'Bus PrÌ©sident Wilson', 'Bus 85 Porte de Cligncourt', 'ThÌ©Ì¢tre des Hauts de Seine', 'RER A NTERRE VILLE', 'Amis enfants', 'Accompagnement de personnes', 'FC La DÌ©fense', ' Sainte Chapelle', 'Coup de tÌ©lÌ©phone', 'Gare Houilles CarriÌ¬res sur Seine', 'HÌ©bergement altertif', 'Bus Les Boullereaux Champigy', 'Bus Rue Claude Terasse', 'MÌ¬ches et Produits cosmÌ©tiques', 'GynÌ©cologue', 'Boutique vÌ»tements', 'Bus Alleray', 'PIZZERIA', 'Piscine de Pontoise', 'CARREFOUR (ET PLANET, MARKET, CITY, EXPRESS, CONTA', 'Boutique X-4', 'TRAM Les Coteaux', 'Bus 42 ArrÌ»t La Madeleine', 'Tram Parc Saint-Cloud', 'Artonelle VÌ»tements', 'Patrouille travail-3', 'Bus rue Guy MÌ«quet', "Station vÌ©lib rue d'Aboukir", 'IntermarchÌ©', 'Gare de Mantes', 'Tabac Le Balard, 75015', 'Parking souterrain', 'Monoprix Belleville', "MÌ©tro Gare de l'Est", 'Monoprix magasins du 19e et du 20e arrondissement', 'CA Pelletier Haussmann', 'Denfert Rochereau', 'Gare de Plaisir les Clayes', 'TÌ©lÌ©siÌ¬ge 1 - haut', 'Auto Ecole', 'ArrÌ»t bus 182 Gabriel PÌ©ri', 'Rendez-vous couvoiturage', 'Jules Joffrin', ' Chaussures Enfants', 'Bus Camille Desmoulins', 'Promede Roland Garros', 'Gare Amiens', 'Station / arrÌ»t\tplace de Clichy', 'MÌ©tro Chateau de Vincennes', 'Travail - 9', 'Salle de Gym', 'Parc des Buttes Chaumont', 'Bus Avenue de Verdun', 'Travail - 31', 'RESIDENCE COUSINE', 'LEVAIN ET TRADITION', 'Travail 2', 'MÌ©tro Havre Caumartin', 'ArrÌ»t de bus 62 Choisy Tolbiac', 'Stationnement 1', 'Point de passage aÌ©roport-2', 'ArrÌ»t de bus-4', 'AMIS FILS', 'Station 323 ChÌ¢tillon Montrouge mÌ©tro', 'METRO La DÌ©fense - Grande Arche', 'Bus Saint Paul', 'ArrÌ»t retour travail 126 Victor Hugo', 'Mac Do', "Gare d'Herblay", 'Restaurant Gare de Maisons Laffitte', 'Magasin VÌ»tement', 'Shopping-7', " CinÌ©ma Cå_L Cin'Hoche", 'GOLF parking', 'Restos du coeur', 'Exposition BibliothÌ¬que tiole de France', ' Station-service', 'BUS AndrÌ© Karman', 'Voisine', 'Maharani', 'MÌ©tro Michel-Ange Molitor', 'Boulinier', 'Stationnement domicile-3', 'Bus Ancienne Mairie', 'Loto', 'Bus Gare Chatou', 'Jardin des Plantes', 'Bus Gare Joinville-le-Pont', 'MÌ©tro Bonne Nouvelle', "L'Usine", 'Station essence', 'FAMILLE 2', 'ArrÌ»t bus 1 gare', 'Bus Mairie du 17Ì¬me', 'Lieu de travail-14', 'BHV Marais', 'Truffaut', 'LÌ©vigc', 'ConfÌ©rence-2', 'Restaurant spÌ©cialitÌ©s turques', 'Sck Traiteur Oh Liban', 'MÌ©tro Place Clichy', 'Carrefour Vaneau', 'Stationnement Poste 1', 'Photographie-2', 'ArrÌ»t du bus 66 Havre Caumartin', 'Lieu de travail-11', 'Union Locale C.G.T.', 'CathÌ©drale Notre-Dame de Paris', 'MÌ©tro Bir Hakeim', 'La Poste RUE LITTRE', 'Assistante sociale', "MusÌ©e de l'ArmÌ©e billetterie", 'La Poste-2', 'Station vÌ©lib-8', 'Square LÌ©on Blum', "Laboratoire d'alyse", 'RÌ©cupÌ©ration passager', 'Stationnement Ì©cole-2', 'Le DÌ«me Centre Aquatique de Vincennes-2', 'AÌ©rogare - Roissy CdeG - Attente vette', 'MÌ©tro Ternes', 'Stationnement vÌ©lo La DÌ©fense', 'RÌ©sidence 2', 'Station / arrÌ»t\tbus 129', 'Tram Suzanne Lenglen', 'Borne Autolib-3', 'METRO LIGNE 2 PLACE DE CLICHY', "Restaurant / cafÌ© / bar Ì©toile d'or", 'RER A NTERRE PREFECTURE', 'Station-service', 'Teinturerie', 'Accompagnement fille chorale', 'ArrÌ»t Paris OpÌ©ra', 'Lieu de travail-12', "Stationnement Gare SÌ¬vres Ville d'Avray", 'Fonderie', 'Bus Caulaincourt', 'CARREFOUR CITY', 'Traiteur', 'Pharmacie-2', 'Travail 6', 'Parc de Sceaux', 'Point de passage fonctionnel 10', 'MÌ©tro Notre Dame de Lorette', 'Gare AsniÌ¬res-sur-Seine', 'Point de passage Espace vert-2', 'Gare Chamonix', 'Auchan Cergy', 'Restaurant japois', ' Centre aquatique', 'Tram parc des chantereines', 'Parquet Travail', 'Stationnement travail', "Mairie d'Ivry", 'Centre mÌ©dical', "Jardin du Port de l'Arsel", 'Station vÌ©lib 3101', 'Travail - 13', 'BHV', 'Tram Montsouris', 'Puteaux', 'Station / arrÌ»t\tles moulineaux tram', 'Photographie', 'Client Reine Henriette', 'nterre universitÌ©', 'Stationnement gare tram', 'Gare RER C Meudon Val Fleury', 'Gare de Plaisir Grignon', 'MÌ©tro JaurÌ¬s', 'Point de passage fonctionnel-13', 'MÌ©tro GlaciÌ¬re', 'LIGNE J GARE DE CORMEILLES EN PARISIS', 'Halle aux chaussures', 'Halles aux chaussures', 'Rue de Valmy - Nuit Blanche 2', 'The Red House CafÌ©', 'Rendez-vous client-10', 'Stationnement rue de Paris-2', 'Bouche de mÌ©tro Saint Lazare', 'Para-Pharmacie', 'Accompagnement', 'Psychologue', 'Bus Convention-VouillÌ©', 'Stade Michel Ricard', 'Shopping-4', 'CafÌ© Jean Mermoz', 'MÌ©tro Saint-Lazare', 'Boulinier CharlÌ©ty', "Gare d'Argenteuil", 'TÌ©lÌ©siÌ¬ge 11 - haut', 'Amis-3', 'CollÌ¬ge fils', 'Pasta et Dolce', 'Local professionnel', 'Travail - 35', 'BUS Centre administratif', 'MÌ©tro MÌ©nilmontant', 'Rendez vous travail-5', 'Circuit Nevers Magny Cours-6', 'Du Pain et des IdÌ©es', 'RER Epiy sur seine', 'Roland Garros 5', "Lieu de visite Porte d'OrlÌ©ans", 'GARE la VerriÌ¬re', 'Gare Clichy Levallois', 'H &amp; M', 'Bureau de poste', 'TRAM', 'Restaurant Courtepaille', 'Centre mutualiste', 'Maroquinier', 'Quai de la gare', 'SALLE DE SPORT', 'Diagol', 'Super U', 'TABAC', 'ContrÌ«le travail-6', 'Ami 2', 'Travail - 28', 'Spar', 'Station VÌ©lib 1019', 'MÌ©tro PyrÌ©nÌ©es', 'Carrefour Montesson', 'Centre IPC', 'Lieu de visite', 'Bus rue Royale', 'ContrÌ«le Chantier-6', 'Parking travail', 'DÌ©chetterie', 'La Poste', 'Saint Cloud Monoprix', 'PÌ©age', 'Travail - 22', 'Garage Mazda', 'Club de gym', 'ArrÌ»t bus 91-2', 'dÌ©pose participant', 'BUS 115 - ArrÌ»t Mairie de Montreuil - Pasteur', 'MarchÌ© des bergÌ¬res', 'Le Celtique TABAC', 'DÌ©coration intÌ©rieur', 'DÌ©pÌ«t courrier perso', 'Rendez-vous client-6', 'Bus Boulevard Victor Hugo', 'Le DÌ©lice de Bagnolet BOULANGER', 'Parking centre commercial', 'GARAGE MOTO', 'Bus Lamarck-Caulaincourt-2', 'Station nå¡ 12009', 'KinÌ©sithÌ©rapeuthe', 'La MÌ©diathÌ¬que Centre-Ville', 'Domicile mÌ¬re', 'Station <text:soft-page-break/>vÌ©lib-9', 'Recherche crÌ¬pes-2', 'ArrÌ»t de bus 191 MÌ©decin', 'Beaux parents', 'CollÌ¬ge', 'Bus Saint Germain', 'Travail MUSEE CARVALET', 'La Poste Villepinte', "A la palette d'Or", 'SCOUTISME', 'Amis - 4', 'ActivitÌ© enfant', 'Station / arrÌ»t\tPORTE DE CLICHY L13', 'CafÌ© du marchÌ©', 'Magasin informatique', 'VÌ©lib Station nå¡ 8002', 'Gymse Yves du Manoir', 'VÌ©tÌ©riire', 'Livraison Travail-2', 'Centre commercial Parly Magasin 1', 'STADE', 'Hypercacher', 'Noz', 'Bus Bourdonis', 'Stationnement avenue de la Paix', 'RER Saint-Germain-en-Laye', 'Cours de chant', 'ArrÌ»t Plaine de Neauphle', 'Bus Avenue de France-2', 'Point de passage fonctionnel 3', 'BUS Emile Zola', 'Street et sport', 'Travail-3', 'BOULANGERIE', 'Bus AUGUSTIN DUMONT', 'HEMA', 'TÌ©lÌ©siÌ¬ge 16 - bas', 'CafÌ© ChÌ©ri(e)', 'VÌ»tement homme', 'TÌ©lÌ©siÌ¬ge 10 - haut', 'GARE DE BECON LES BRUYERES', 'Brocante', 'TÌ©lÌ©siÌ¬ge 8 - haut', 'Jardins du chÌ¢teau de Versailles', 'AÌ©roport C de G', 'Stationnement 2', 'BibliothÌ¬que', 'RER A GARE DE LYON', 'Piscine Municipale HÌ©bert', 'DÌ©coration maison', 'Magasin de vÌ»tements-4', 'Stationnement Herblay', 'Mac Do drive', 'TÌ©lÌ©siÌ¬ge 10 - bas', 'Bus rue de Rochechouart', 'Bus Luxembourg', 'ArrÌ»t bus 21 Havre Haussmann', 'Bistro des Vosges', 'Station Total', 'Station vÌ©lib-5', 'ContrÌ«le travail-11', 'Stade de France', 'Stationnement -2', 'METRO Saint-Lazare', 'Ophtalmologue', 'RER Saint-Denis', 'Station / arrÌ»t\tRÌ©publique', 'Bus Guynemer', 'PHARMACIE DES PRINCES', 'Boulogne - Jean JaurÌ¬s', 'ArrÌ»t Vergniaud bus 62', 'Tabac', 'But', 'Amis-4', 'ArrÌ»t Parmentier Plaisir ligne 9', 'Marche nordique jardins du chÌ¢teau de Versailles', "Bus Porte d'OrlÌ©ans", 'Concours PÌ©tanque', 'MÌ©tro La Motte-Picquet-Grenelle', 'Amie Chatou', 'METRO PoissonniÌ¬re', 'MÌ©tro tion', 'Stationnement 3 voiture', 'MÌ©tro Gare du Nord', 'Retoucherie', 'CinÌ©ma', 'Gare Fontey-sous-Bois', 'Metro Montparsse', 'Bus avenue Atole France', 'Station VÌ©lib nå¡ 19019', 'DÌ©pose enfants Ecole ElÌ©mentaire Vitruve', 'Sport Boulevard HÌ©loÌøse', 'MÌ©tro Corentin Celton', 'Rendez-vous professionnel', 'Restaurant - Paris 17', 'BibliothÌ¬que FacultÌ© de Droit', 'Stationnement Amis 1', 'Lidl-2', 'Lieu associatif ACTIVITE RELIGIEUSE', 'Leclerc', 'Magasin jeux vidÌ©o', 'Quick de Soufflot', 'BUS rue de la PÌ©piniÌ¬re', 'Quincaillerie droguerie du MarchÌ© des Ternes', 'CafÌ© La MÌ¬re Lachaise', 'BUS avenue Pasteur', 'Tabac le Verseau', 'GARE SAINT LAZARE', 'Gare Herblay', 'Stationnement 1 voiture', 'Stationnement rue Saint SÌ©bastien', 'Tram La DÌ©fense', 'PsychothÌ©rapeute', 'Conforama Rivoli', 'Atac', "Caisse d''Epargne Garches", 'MÌ©tro Concorde', "IGN Institut tiol de l'Information GÌ©ographique et ForestiÌ¬re", 'Bus Mairie 18', 'Stationnement Leclerc', 'DARTY Asnieres', 'ArrÌ»t de bus 27 Luxembourg', 'Brico dÌ©co', 'Espace vert', 'Travail 11', 'Epicerie exotique', 'Complexe Sportif Laura Flessel', 'Berges de Seine 2', 'Eglise Saint Laurent', 'Eco fruits', 'CYBERGAME LASER', 'RÌ©union', 'Passage de PondichÌ©ry', 'Restaurant 1', "Entretien d'embauche", 'Tram station citÌ© U', 'Lieu associatif SIEGE DE L ASSOCIATION', 'Tang FrÌ¬re', "Lieu d''accompagnement CONSERVATOIRE", 'RÌ©sidence Grand-mÌ¬re', 'ArrÌ»t de bus Concorde 72', 'Mariage', 'Boulanger Rue Saint Denis', 'Famille', 'MÌ©tro Quai de la gare', 'KinÌ©', 'AMI', 'EntrÌ©e du Bois de Vincennes', ' Happy Nouilles', 'Bus rue Pierre Godet', 'Point Colis', 'Carrefour Market', 'Stationnement 2 voiture', 'METRO LOUVRE RIVOLI', 'Practice', 'Bus Avenue Walwein', 'Descente vette privÌ©e', 'Travail Chantier Aubergenville', "CafÌ© d'Albert", 'Accompagnement Ì©cole-2', 'Mairie de Rueil', 'Parking Souterrain', 'BUS Gare Argenteuil', 'MÌ©tro Esplade de la DÌ©fense', 'Bus Eglise Saint Jacques', 'RÌ©sidence 2bis rue de Belfort', 'LIDL', 'MÌ©tro Chatillon Montrouge', 'Point de passage fonctionnel 13', 'Drive Leclerc', 'TÌ©lÌ©siÌ¬ge 4 - haut', 'Stationnement scooter-3', 'Picard SurgelÌ©s', 'MÌ©tro TÌ©lÌ©graphe', 'Station vÌ©lib 4001', 'Travail : Grossiste', 'Parc enfant', 'Garage BMW', 'Les Grandes Eaux Musicales', 'Bus Porte Maillot', 'Domicile Fils', 'ITEP Le Coteau', 'Monoprix Belvedere', 'Travail - 21', "Mac dold's", 'Bus rue Guynemer', 'Bus Place de Clichy-Caulaincourt', 'Stationnement voiture-4', 'Stationnement Mare Saint-James', 'Travail DÌ©pose/rÌ©cupÌ©ration passagers-2', 'ContrÌ«le travail-4', 'Tennis club de Saint Cloud', "DOMINO'S PIZZA", "METRO Gare de l'Est", 'Stationnement Racing', 'Lieu de visite SOEUR', 'Stationnement travail 16', 'Bureau de Presse', 'ElysÌ©es Liban', 'METRO LIGNE 4 SIMPLON', "Restaurant d'entreprise", 'Magasin exotique', 'Station / arrÌ»t\tVAUGIRARD LIGNE 12', 'Square Necker', 'Linge de Maison', ' LaSalle Beauvais', 'TRAM ASNIERES LES COURTILLES', 'Gare Houilles', 'Stationnement voiture amis', 'Stationnement Poissy', 'RÌ©cupÌ©ration personne', 'Stationnement rÌ©sidence', 'Sandwicherie', 'MÌ©tro Rue des boulets', 'MÌ©tro Pont Neuf', 'ArrÌ»t tram CharlÌ©ty', 'RER C CHAVILLE VELIZY', 'Bus LibertÌ©', 'Golf Rueil Malmaison', 'Station vÌ©lib 4921 Rambuteau', 'Visite ÌÊ personne-2', 'Parc de Rambouillet', 'Domcile', 'ContrÌ«le chantier-3', 'Stationnement Rucher', 'CinÌ©ma Abel Gance', 'IKEA', 'Stationnement Auchan', 'RER Station / arrÌ»t\tNTERRE VILLE', 'Rendez vous travail-6', 'TÌ©lÌ©siÌ¬ge 6 - bas', 'HÌ«pital Bauchat', 'Point de rendez-vous amie-2', 'Copain', 'BUS 43 ArrÌ»t', 'Bus Saint Placide', 'Stationnement scooter-2', 'Cours de danse Fille', 'TÌ©lÌ©siÌ¬ge 15 - haut', 'Rendez-vous client-3', 'Ami fils', 'MÌ©tro LibertÌ©', 'Bus Peri-De Gaulle-2', 'Magasin DÌ©coration', 'Ancien domicile', "Parc DÌ©partemental de l'Ì_le-Saint-Den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44S</meta:editing-duration>
    <meta:editing-cycles>3</meta:editing-cycles>
    <meta:generator>LibreOffice/5.4.6.2$Windows_X86_64 LibreOffice_project/4014ce260a04f1026ba855d3b8d91541c224eab8</meta:generator>
    <dc:date>2018-04-29T16:06:55.623000000</dc:date>
    <meta:document-statistic meta:table-count="0" meta:image-count="0" meta:object-count="0" meta:page-count="10" meta:paragraph-count="1" meta:word-count="8530" meta:character-count="67670" meta:non-whitespace-character-count="59141"/>
    <meta:user-defined meta:name="Info 1"/>
    <meta:user-defined meta:name="Info 2"/>
    <meta:user-defined meta:name="Info 3"/>
    <meta:user-defined meta:name="Info 4"/>
  </office:meta>
</office:document-meta>
</file>